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Heading_20_3">
      <style:paragraph-properties fo:margin-top="0in" fo:margin-bottom="0.1181in" style:contextual-spacing="false"/>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Standard">
      <style:text-properties fo:font-style="normal" style:font-style-asian="normal" style:font-style-complex="normal"/>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master-page-name="">
      <style:paragraph-properties fo:margin-left="0in" fo:margin-right="0in" fo:margin-top="0in" fo:margin-bottom="0.1181in" style:contextual-spacing="false" fo:orphans="2" fo:widows="2" fo:text-indent="0in" style:auto-text-indent="false" style:page-number="auto" style:writing-mode="lr-tb"/>
    </style:style>
    <style:style style:name="P13" style:family="paragraph" style:parent-style-name="Standard">
      <style:paragraph-properties fo:break-before="page"/>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3">
      <style:paragraph-properties>
        <style:tab-stops>
          <style:tab-stop style:position="6.9252in" style:type="right" style:leader-style="dotted" style:leader-text="."/>
        </style:tab-stops>
      </style:paragraph-properties>
    </style:style>
    <style:style style:name="P17" style:family="paragraph" style:parent-style-name="Standard" style:list-style-name="L4"/>
    <style:style style:name="P18" style:family="paragraph" style:parent-style-name="Standard" style:list-style-name="L4">
      <style:text-properties style:font-name="Times New Roman1"/>
    </style:style>
    <style:style style:name="P19" style:family="paragraph" style:parent-style-name="Standard" style:list-style-name="L5"/>
    <style:style style:name="P20" style:family="paragraph" style:parent-style-name="Standard" style:list-style-name="L6"/>
    <style:style style:name="P21" style:family="paragraph" style:parent-style-name="Standard">
      <style:text-properties fo:font-style="normal" style:font-style-asian="normal" style:font-style-complex="normal"/>
    </style:style>
    <style:style style:name="P22" style:family="paragraph" style:parent-style-name="Heading_20_1" style:master-page-name="First_20_Page">
      <style:paragraph-properties style:page-number="auto"/>
    </style:style>
    <style:style style:name="P2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4" style:family="paragraph" style:parent-style-name="Heading_20_3">
      <style:paragraph-properties fo:margin-top="0in" fo:margin-bottom="0.1181in" style:contextual-spacing="false"/>
    </style:style>
    <style:style style:name="P2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6" style:family="paragraph" style:parent-style-name="Footer">
      <style:paragraph-properties>
        <style:tab-stops>
          <style:tab-stop style:position="3in" style:type="center"/>
          <style:tab-stop style:position="6.5in" style:type="right"/>
        </style:tab-stops>
      </style:paragraph-properties>
    </style:style>
    <style:style style:name="P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style:text-position="super 58%"/>
    </style:style>
    <style:style style:name="T3" style:family="text"/>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text-position="super 58%"/>
    </style:style>
    <style:style style:name="T9" style:family="text">
      <style:text-properties fo:color="#000000" fo:font-size="12pt" style:font-name-asian="TimesNewRomanPSMT" style:font-size-asian="12pt" style:font-name-complex="TimesNewRomanPSMT" style:font-size-complex="12pt"/>
    </style:style>
    <style:style style:name="T10" style:family="text">
      <style:text-properties style:text-underline-style="solid" style:text-underline-width="auto" style:text-underline-color="font-color"/>
    </style:style>
    <style:style style:name="T11" style:family="text">
      <style:text-properties officeooo:rsid="00043526"/>
    </style:style>
    <style:style style:name="T12" style:family="text">
      <style:text-properties style:use-window-font-color="true" style:text-outline="false" style:text-line-through-style="none" style:text-line-through-typ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7537840" text:id="ct57537840">
          <text:deletion>
            <office:change-info>
              <dc:creator>Stuart Baker</dc:creator>
              <dc:date>2015-02-07T17:51:00</dc:date>
            </office:change-info>
            <text:p text:style-name="Standard"/>
            <text:p text:style-name="Standard">Originally, OpenLCB was defined in terms of 48-bit unique “</text:p>
          </text:deletion>
        </text:changed-region>
        <text:changed-region xml:id="ct57537648" text:id="ct57537648">
          <text:deletion>
            <office:change-info>
              <dc:creator>Stuart Baker</dc:creator>
              <dc:date>2015-02-07T17:50:00</dc:date>
            </office:change-info>
            <text:p text:style-name="Standard">n</text:p>
          </text:deletion>
        </text:changed-region>
        <text:changed-region xml:id="ct57537456" text:id="ct57537456">
          <text:deletion>
            <office:change-info>
              <dc:creator>Stuart Baker</dc:creator>
              <dc:date>2015-02-07T17:51:00</dc:date>
            </office:change-info>
            <text:p text:style-name="Standard">ode IDs”. <text:s/>Other uses were found for these IDs that didn't associate them with a specific node, which demonstrated the need for </text:p>
          </text:deletion>
        </text:changed-region>
        <text:changed-region xml:id="ct57536992" text:id="ct57536992">
          <text:deletion>
            <office:change-info>
              <dc:creator>Stuart Baker</dc:creator>
              <dc:date>2015-02-07T17:50:00</dc:date>
            </office:change-info>
            <text:p text:style-name="Standard">u</text:p>
          </text:deletion>
        </text:changed-region>
        <text:changed-region xml:id="ct57536800" text:id="ct57536800">
          <text:deletion>
            <office:change-info>
              <dc:creator>Stuart Baker</dc:creator>
              <dc:date>2015-02-07T17:51:00</dc:date>
            </office:change-info>
            <text:p text:style-name="Standard">nique I</text:p>
          </text:deletion>
        </text:changed-region>
        <text:changed-region xml:id="ct57536608" text:id="ct57536608">
          <text:deletion>
            <office:change-info>
              <dc:creator>Stuart Baker</dc:creator>
              <dc:date>2015-02-07T17:50:00</dc:date>
            </office:change-info>
            <text:p text:style-name="Standard">D</text:p>
          </text:deletion>
        </text:changed-region>
        <text:changed-region xml:id="ct57536416" text:id="ct57536416">
          <text:deletion>
            <office:change-info>
              <dc:creator>Stuart Baker</dc:creator>
              <dc:date>2015-02-07T17:51:00</dc:date>
            </office:change-info>
            <text:p text:style-name="Standard">s beyond just </text:p>
          </text:deletion>
        </text:changed-region>
        <text:changed-region xml:id="ct57536224" text:id="ct57536224">
          <text:deletion>
            <office:change-info>
              <dc:creator>Stuart Baker</dc:creator>
              <dc:date>2015-02-07T17:50:00</dc:date>
            </office:change-info>
            <text:p text:style-name="Standard">n</text:p>
          </text:deletion>
        </text:changed-region>
        <text:changed-region xml:id="ct58349792" text:id="ct58349792">
          <text:deletion>
            <office:change-info>
              <dc:creator>Stuart Baker</dc:creator>
              <dc:date>2015-02-07T17:51:00</dc:date>
            </office:change-info>
            <text:p text:style-name="Standard">ode IDs. <text:s/>Therefore, the Standard and this Technical Note are generally written in terms of </text:p>
          </text:deletion>
        </text:changed-region>
        <text:changed-region xml:id="ct58349600" text:id="ct58349600">
          <text:deletion>
            <office:change-info>
              <dc:creator>Stuart Baker</dc:creator>
              <dc:date>2015-02-07T17:50:00</dc:date>
            </office:change-info>
            <text:p text:style-name="Standard">u</text:p>
          </text:deletion>
        </text:changed-region>
        <text:changed-region xml:id="ct58349408" text:id="ct58349408">
          <text:deletion>
            <office:change-info>
              <dc:creator>Stuart Baker</dc:creator>
              <dc:date>2015-02-07T17:51:00</dc:date>
            </office:change-info>
            <text:p text:style-name="Standard">nique I</text:p>
          </text:deletion>
        </text:changed-region>
        <text:changed-region xml:id="ct58349072" text:id="ct58349072">
          <text:deletion>
            <office:change-info>
              <dc:creator>Stuart Baker</dc:creator>
              <dc:date>2015-02-07T17:50:00</dc:date>
            </office:change-info>
            <text:p text:style-name="Standard">D</text:p>
          </text:deletion>
        </text:changed-region>
        <text:changed-region xml:id="ct58013184" text:id="ct58013184">
          <text:deletion>
            <office:change-info>
              <dc:creator>Stuart Baker</dc:creator>
              <dc:date>2015-02-07T17:51:00</dc:date>
            </office:change-info>
            <text:p text:style-name="Standard">s, which includes </text:p>
          </text:deletion>
        </text:changed-region>
        <text:changed-region xml:id="ct57539920" text:id="ct57539920">
          <text:deletion>
            <office:change-info>
              <dc:creator>Stuart Baker</dc:creator>
              <dc:date>2015-02-07T17:50:00</dc:date>
            </office:change-info>
            <text:p text:style-name="Standard">n</text:p>
          </text:deletion>
        </text:changed-region>
        <text:changed-region xml:id="ct57539696" text:id="ct57539696">
          <text:deletion>
            <office:change-info>
              <dc:creator>Stuart Baker</dc:creator>
              <dc:date>2015-02-07T17:51:00</dc:date>
            </office:change-info>
            <text:p text:style-name="Standard">ode IDs usage. <text:s/></text:p>
          </text:deletion>
        </text:changed-region>
        <text:changed-region xml:id="ct59230240" text:id="ct59230240">
          <text:insertion>
            <office:change-info>
              <dc:creator>Stuart Baker</dc:creator>
              <dc:date>2015-02-07T17:51:00</dc:date>
            </office:change-info>
          </text:insertion>
        </text:changed-region>
        <text:changed-region xml:id="ct58351008" text:id="ct58351008">
          <text:deletion>
            <office:change-info>
              <dc:creator>D Harris</dc:creator>
              <dc:date>2015-02-07T22:05:00</dc:date>
            </office:change-info>
            <text:p text:style-name="Standard">T</text:p>
          </text:deletion>
        </text:changed-region>
        <text:changed-region xml:id="ct58351392" text:id="ct58351392">
          <text:insertion>
            <office:change-info>
              <dc:creator>D Harris</dc:creator>
              <dc:date>2015-02-07T22:05:00</dc:date>
            </office:change-info>
          </text:insertion>
        </text:changed-region>
        <text:changed-region xml:id="ct58855776" text:id="ct58855776">
          <text:deletion>
            <office:change-info>
              <dc:creator>Stuart Baker</dc:creator>
              <dc:date>2015-02-07T17:54:00</dc:date>
            </office:change-info>
            <text:p text:style-name="Standard">'</text:p>
          </text:deletion>
        </text:changed-region>
        <text:changed-region xml:id="ct58855968" text:id="ct58855968">
          <text:insertion>
            <office:change-info>
              <dc:creator>Stuart Baker</dc:creator>
              <dc:date>2015-02-07T17:54:00</dc:date>
            </office:change-info>
          </text:insertion>
        </text:changed-region>
        <text:changed-region xml:id="ct58351584" text:id="ct58351584">
          <text:deletion>
            <office:change-info>
              <dc:creator>Stuart Baker</dc:creator>
              <dc:date>2015-02-07T17:54:00</dc:date>
            </office:change-info>
            <text:p text:style-name="Standard">u</text:p>
          </text:deletion>
        </text:changed-region>
        <text:changed-region xml:id="ct58351776" text:id="ct58351776">
          <text:insertion>
            <office:change-info>
              <dc:creator>Stuart Baker</dc:creator>
              <dc:date>2015-02-07T17:54:00</dc:date>
            </office:change-info>
          </text:insertion>
        </text:changed-region>
        <text:changed-region xml:id="ct58351968" text:id="ct58351968">
          <text:deletion>
            <office:change-info>
              <dc:creator>Stuart Baker</dc:creator>
              <dc:date>2015-02-07T17:54:00</dc:date>
            </office:change-info>
            <text:p text:style-name="Standard">ID</text:p>
          </text:deletion>
        </text:changed-region>
        <text:changed-region xml:id="ct58855024" text:id="ct58855024">
          <text:insertion>
            <office:change-info>
              <dc:creator>Stuart Baker</dc:creator>
              <dc:date>2015-02-07T17:54:00</dc:date>
            </office:change-info>
          </text:insertion>
        </text:changed-region>
        <text:changed-region xml:id="ct58854672" text:id="ct58854672">
          <text:deletion>
            <office:change-info>
              <dc:creator>Stuart Baker</dc:creator>
              <dc:date>2015-02-08T13:05:00</dc:date>
            </office:change-info>
            <text:p text:style-name="Standard"><office:annotation><dc:creator>D Harris</dc:creator><dc:date>2015-02-07T22:06:08</dc:date><text:p text:style-name="P27"><text:span text:style-name="T12">I wonder if we need to be stronger about this requirement – its essential. <text:s/></text:span></text:p></office:annotation></text:p>
          </text:deletion>
          <text:insertion>
            <office:change-info office:chg-author="D Harris" office:chg-date-time="2015-02-07T22:06:00"/>
          </text:insertion>
        </text:changed-region>
        <text:changed-region xml:id="ct73969824" text:id="ct73969824">
          <text:deletion>
            <office:change-info>
              <dc:creator>Stuart Baker</dc:creator>
              <dc:date>2015-02-08T13:02:00</dc:date>
            </office:change-info>
            <text:p text:style-name="Standard"><text:s/></text:p>
          </text:deletion>
        </text:changed-region>
        <text:changed-region xml:id="ct64388784" text:id="ct64388784">
          <text:insertion>
            <office:change-info>
              <dc:creator>Stuart Baker</dc:creator>
              <dc:date>2015-02-08T13:02:00</dc:date>
            </office:change-info>
          </text:insertion>
        </text:changed-region>
        <text:changed-region xml:id="ct62463904" text:id="ct62463904">
          <text:insertion>
            <office:change-info>
              <dc:creator>Stuart Baker</dc:creator>
              <dc:date>2015-02-08T13:03:00</dc:date>
            </office:change-info>
          </text:insertion>
        </text:changed-region>
        <text:changed-region xml:id="ct53588288" text:id="ct53588288">
          <text:insertion>
            <office:change-info>
              <dc:creator>Stuart Baker</dc:creator>
              <dc:date>2015-02-08T13:04:00</dc:date>
            </office:change-info>
          </text:insertion>
        </text:changed-region>
        <text:changed-region xml:id="ct58532304" text:id="ct58532304">
          <text:insertion>
            <office:change-info>
              <dc:creator>Stuart Baker</dc:creator>
              <dc:date>2015-02-08T13:05:00</dc:date>
            </office:change-info>
          </text:insertion>
        </text:changed-region>
        <text:changed-region xml:id="ct58615312" text:id="ct58615312">
          <text:insertion>
            <office:change-info>
              <dc:creator>Stuart Baker</dc:creator>
              <dc:date>2015-02-07T17:54:00</dc:date>
            </office:change-info>
          </text:insertion>
        </text:changed-region>
        <text:changed-region xml:id="ct58615888" text:id="ct58615888">
          <text:deletion>
            <office:change-info>
              <dc:creator>Stuart Baker</dc:creator>
              <dc:date>2015-02-07T17:56:00</dc:date>
            </office:change-info>
            <text:p text:style-name="Standard">, e.g</text:p>
          </text:deletion>
        </text:changed-region>
        <text:changed-region xml:id="ct57949056" text:id="ct57949056">
          <text:insertion>
            <office:change-info>
              <dc:creator>Stuart Baker</dc:creator>
              <dc:date>2015-02-07T17:56:00</dc:date>
            </office:change-info>
          </text:insertion>
        </text:changed-region>
        <text:changed-region xml:id="ct57537184" text:id="ct57537184">
          <text:deletion>
            <office:change-info>
              <dc:creator>Stuart Baker</dc:creator>
              <dc:date>2015-02-07T17:56:00</dc:date>
            </office:change-info>
            <text:p text:style-name="Standard">.</text:p>
          </text:deletion>
        </text:changed-region>
        <text:changed-region xml:id="ct58719136" text:id="ct58719136">
          <text:insertion>
            <office:change-info>
              <dc:creator>Stuart Baker</dc:creator>
              <dc:date>2015-02-07T17:56:00</dc:date>
            </office:change-info>
          </text:insertion>
        </text:changed-region>
        <text:changed-region xml:id="ct58719328" text:id="ct58719328">
          <text:deletion>
            <office:change-info>
              <dc:creator>Stuart Baker</dc:creator>
              <dc:date>2015-02-07T17:56:00</dc:date>
            </office:change-info>
            <text:p text:style-name="Standard">, </text:p>
          </text:deletion>
        </text:changed-region>
        <text:changed-region xml:id="ct58719520" text:id="ct58719520">
          <text:insertion>
            <office:change-info>
              <dc:creator>Stuart Baker</dc:creator>
              <dc:date>2015-02-07T17:56:00</dc:date>
            </office:change-info>
          </text:insertion>
        </text:changed-region>
        <text:changed-region xml:id="ct58705808" text:id="ct58705808">
          <text:deletion>
            <office:change-info>
              <dc:creator>Stuart Baker</dc:creator>
              <dc:date>2015-02-07T18:00:00</dc:date>
            </office:change-info>
            <text:p text:style-name="Standard">u</text:p>
          </text:deletion>
        </text:changed-region>
        <text:changed-region xml:id="ct58706032" text:id="ct58706032">
          <text:insertion>
            <office:change-info>
              <dc:creator>Stuart Baker</dc:creator>
              <dc:date>2015-02-07T18:00:00</dc:date>
            </office:change-info>
          </text:insertion>
        </text:changed-region>
        <text:changed-region xml:id="ct57948176" text:id="ct57948176">
          <text:deletion>
            <office:change-info>
              <dc:creator>Stuart Baker</dc:creator>
              <dc:date>2015-02-07T18:00:00</dc:date>
            </office:change-info>
            <text:p text:style-name="Standard">i</text:p>
          </text:deletion>
        </text:changed-region>
        <text:changed-region xml:id="ct57948368" text:id="ct57948368">
          <text:insertion>
            <office:change-info>
              <dc:creator>Stuart Baker</dc:creator>
              <dc:date>2015-02-07T18:00:00</dc:date>
            </office:change-info>
          </text:insertion>
        </text:changed-region>
        <text:changed-region xml:id="ct58060960" text:id="ct58060960">
          <text:deletion>
            <office:change-info>
              <dc:creator>Stuart Baker</dc:creator>
              <dc:date>2015-02-07T18:00:00</dc:date>
            </office:change-info>
            <text:p text:style-name="Standard">D</text:p>
          </text:deletion>
        </text:changed-region>
        <text:changed-region xml:id="ct58061568" text:id="ct58061568">
          <text:insertion>
            <office:change-info>
              <dc:creator>Stuart Baker</dc:creator>
              <dc:date>2015-02-07T18:00:00</dc:date>
            </office:change-info>
          </text:insertion>
        </text:changed-region>
        <text:changed-region xml:id="ct57948560" text:id="ct57948560">
          <text:insertion>
            <office:change-info>
              <dc:creator>Stuart Baker</dc:creator>
              <dc:date>2015-02-07T18:02:00</dc:date>
            </office:change-info>
          </text:insertion>
        </text:changed-region>
        <text:changed-region xml:id="ct59073040" text:id="ct59073040">
          <text:deletion>
            <office:change-info>
              <dc:creator>Stuart Baker</dc:creator>
              <dc:date>2015-02-07T18:01:00</dc:date>
            </office:change-info>
            <text:p text:style-name="Standard">here</text:p>
          </text:deletion>
        </text:changed-region>
        <text:changed-region xml:id="ct58705024" text:id="ct58705024">
          <text:insertion>
            <office:change-info>
              <dc:creator>Stuart Baker</dc:creator>
              <dc:date>2015-02-07T18:01:00</dc:date>
            </office:change-info>
          </text:insertion>
        </text:changed-region>
        <text:changed-region xml:id="ct58705216" text:id="ct58705216">
          <text:deletion>
            <office:change-info>
              <dc:creator>Stuart Baker</dc:creator>
              <dc:date>2015-02-07T18:01:00</dc:date>
            </office:change-info>
            <text:p text:style-name="Standard"><text:s/>or eventually in some online system accessible to anybody. </text:p>
          </text:deletion>
        </text:changed-region>
        <text:changed-region xml:id="ct58704224" text:id="ct58704224">
          <text:insertion>
            <office:change-info>
              <dc:creator>Stuart Baker</dc:creator>
              <dc:date>2015-02-07T18:01:00</dc:date>
            </office:change-info>
          </text:insertion>
        </text:changed-region>
        <text:changed-region xml:id="ct58704416" text:id="ct58704416">
          <text:insertion>
            <office:change-info>
              <dc:creator>Stuart Baker</dc:creator>
              <dc:date>2015-02-07T18:02:00</dc:date>
            </office:change-info>
          </text:insertion>
        </text:changed-region>
        <text:changed-region xml:id="ct58615504" text:id="ct58615504">
          <text:insertion>
            <office:change-info>
              <dc:creator>Stuart Baker</dc:creator>
              <dc:date>2015-02-07T18:03:00</dc:date>
            </office:change-info>
          </text:insertion>
        </text:changed-region>
        <text:changed-region xml:id="ct58494176" text:id="ct58494176">
          <text:insertion>
            <office:change-info>
              <dc:creator>Stuart Baker</dc:creator>
              <dc:date>2015-02-07T18:04:00</dc:date>
            </office:change-info>
          </text:insertion>
        </text:changed-region>
        <text:changed-region xml:id="ct58704608" text:id="ct58704608">
          <text:insertion>
            <office:change-info>
              <dc:creator>D Harris</dc:creator>
              <dc:date>2015-02-07T22:10:00</dc:date>
            </office:change-info>
          </text:insertion>
        </text:changed-region>
        <text:changed-region xml:id="ct58493296" text:id="ct58493296">
          <text:insertion>
            <office:change-info>
              <dc:creator>Stuart Baker</dc:creator>
              <dc:date>2015-02-07T18:04:00</dc:date>
            </office:change-info>
          </text:insertion>
        </text:changed-region>
        <text:changed-region xml:id="ct58661152" text:id="ct58661152">
          <text:insertion>
            <office:change-info>
              <dc:creator>Stuart Baker</dc:creator>
              <dc:date>2015-02-07T18:06:00</dc:date>
            </office:change-info>
          </text:insertion>
        </text:changed-region>
        <text:changed-region xml:id="ct58494992" text:id="ct58494992">
          <text:deletion>
            <office:change-info>
              <dc:creator>Stuart Baker</dc:creator>
              <dc:date>2015-02-07T19:17:00</dc:date>
            </office:change-info>
            <text:p text:style-name="Standard">u</text:p>
          </text:deletion>
        </text:changed-region>
        <text:changed-region xml:id="ct58704800" text:id="ct58704800">
          <text:insertion>
            <office:change-info>
              <dc:creator>Stuart Baker</dc:creator>
              <dc:date>2015-02-07T19:17:00</dc:date>
            </office:change-info>
          </text:insertion>
        </text:changed-region>
        <text:changed-region xml:id="ct58705408" text:id="ct58705408">
          <text:deletion>
            <office:change-info>
              <dc:creator>Stuart Baker</dc:creator>
              <dc:date>2015-02-07T19:17:00</dc:date>
            </office:change-info>
            <text:p text:style-name="Standard">i</text:p>
          </text:deletion>
        </text:changed-region>
        <text:changed-region xml:id="ct58659520" text:id="ct58659520">
          <text:insertion>
            <office:change-info>
              <dc:creator>Stuart Baker</dc:creator>
              <dc:date>2015-02-07T19:17:00</dc:date>
            </office:change-info>
          </text:insertion>
        </text:changed-region>
        <text:changed-region xml:id="ct58708624" text:id="ct58708624">
          <text:deletion>
            <office:change-info>
              <dc:creator>Stuart Baker</dc:creator>
              <dc:date>2015-02-07T19:16:00</dc:date>
            </office:change-info>
            <text:p text:style-name="Standard">u</text:p>
          </text:deletion>
        </text:changed-region>
        <text:changed-region xml:id="ct58709312" text:id="ct58709312">
          <text:insertion>
            <office:change-info>
              <dc:creator>Stuart Baker</dc:creator>
              <dc:date>2015-02-07T19:16:00</dc:date>
            </office:change-info>
          </text:insertion>
        </text:changed-region>
        <text:changed-region xml:id="ct58708816" text:id="ct58708816">
          <text:deletion>
            <office:change-info>
              <dc:creator>Stuart Baker</dc:creator>
              <dc:date>2015-02-07T19:16:00</dc:date>
            </office:change-info>
            <text:p text:style-name="Standard">i</text:p>
          </text:deletion>
        </text:changed-region>
        <text:changed-region xml:id="ct58709008" text:id="ct58709008">
          <text:insertion>
            <office:change-info>
              <dc:creator>Stuart Baker</dc:creator>
              <dc:date>2015-02-07T19:16:00</dc:date>
            </office:change-info>
          </text:insertion>
        </text:changed-region>
        <text:changed-region xml:id="ct58707472" text:id="ct58707472">
          <text:deletion>
            <office:change-info>
              <dc:creator>Stuart Baker</dc:creator>
              <dc:date>2015-02-07T19:08:00</dc:date>
            </office:change-info>
            <text:p text:style-name="Standard">00</text:p>
          </text:deletion>
        </text:changed-region>
        <text:changed-region xml:id="ct58707664" text:id="ct58707664">
          <text:insertion>
            <office:change-info>
              <dc:creator>Stuart Baker</dc:creator>
              <dc:date>2015-02-07T19:08:00</dc:date>
            </office:change-info>
          </text:insertion>
        </text:changed-region>
        <text:changed-region xml:id="ct57575456" text:id="ct57575456">
          <text:deletion>
            <office:change-info>
              <dc:creator>Stuart Baker</dc:creator>
              <dc:date>2015-02-07T19:17:00</dc:date>
            </office:change-info>
            <text:p text:style-name="Standard">u</text:p>
          </text:deletion>
        </text:changed-region>
        <text:changed-region xml:id="ct58493968" text:id="ct58493968">
          <text:insertion>
            <office:change-info>
              <dc:creator>Stuart Baker</dc:creator>
              <dc:date>2015-02-07T19:17:00</dc:date>
            </office:change-info>
          </text:insertion>
        </text:changed-region>
        <text:changed-region xml:id="ct44485856" text:id="ct44485856">
          <text:deletion>
            <office:change-info>
              <dc:creator>Stuart Baker</dc:creator>
              <dc:date>2015-02-07T19:17:00</dc:date>
            </office:change-info>
            <text:p text:style-name="Standard">i</text:p>
          </text:deletion>
        </text:changed-region>
        <text:changed-region xml:id="ct57576240" text:id="ct57576240">
          <text:insertion>
            <office:change-info>
              <dc:creator>Stuart Baker</dc:creator>
              <dc:date>2015-02-07T19:17:00</dc:date>
            </office:change-info>
          </text:insertion>
        </text:changed-region>
        <text:changed-region xml:id="ct57575856" text:id="ct57575856">
          <text:deletion>
            <office:change-info>
              <dc:creator>Stuart Baker</dc:creator>
              <dc:date>2015-02-07T19:10:00</dc:date>
            </office:change-info>
            <text:p text:style-name="Standard">se</text:p>
          </text:deletion>
        </text:changed-region>
        <text:changed-region xml:id="ct57332400" text:id="ct57332400">
          <text:deletion>
            <office:change-info>
              <dc:creator>Stuart Baker</dc:creator>
              <dc:date>2015-02-07T19:17:00</dc:date>
            </office:change-info>
            <text:p text:style-name="P1">u</text:p>
          </text:deletion>
        </text:changed-region>
        <text:changed-region xml:id="ct59130640" text:id="ct59130640">
          <text:insertion>
            <office:change-info>
              <dc:creator>Stuart Baker</dc:creator>
              <dc:date>2015-02-07T19:17:00</dc:date>
            </office:change-info>
          </text:insertion>
        </text:changed-region>
        <text:changed-region xml:id="ct58660560" text:id="ct58660560">
          <text:deletion>
            <office:change-info>
              <dc:creator>Stuart Baker</dc:creator>
              <dc:date>2015-02-07T19:17:00</dc:date>
            </office:change-info>
            <text:p text:style-name="P1"><text:s/></text:p>
          </text:deletion>
        </text:changed-region>
        <text:changed-region xml:id="ct44486928" text:id="ct44486928">
          <text:insertion>
            <office:change-info>
              <dc:creator>Stuart Baker</dc:creator>
              <dc:date>2015-02-07T19:17:00</dc:date>
            </office:change-info>
          </text:insertion>
        </text:changed-region>
        <text:changed-region xml:id="ct58619952" text:id="ct58619952">
          <text:deletion>
            <office:change-info>
              <dc:creator>Stuart Baker</dc:creator>
              <dc:date>2015-02-07T19:17:00</dc:date>
            </office:change-info>
            <text:p text:style-name="P1">i</text:p>
          </text:deletion>
        </text:changed-region>
        <text:changed-region xml:id="ct58619616" text:id="ct58619616">
          <text:insertion>
            <office:change-info>
              <dc:creator>Stuart Baker</dc:creator>
              <dc:date>2015-02-07T19:17:00</dc:date>
            </office:change-info>
          </text:insertion>
        </text:changed-region>
        <text:changed-region xml:id="ct57332160" text:id="ct57332160">
          <text:insertion>
            <office:change-info>
              <dc:creator>Stuart Baker</dc:creator>
              <dc:date>2015-02-07T23:07:00</dc:date>
            </office:change-info>
          </text:insertion>
        </text:changed-region>
        <text:changed-region xml:id="ct57467968" text:id="ct57467968">
          <text:insertion>
            <office:change-info>
              <dc:creator>Stuart Baker</dc:creator>
              <dc:date>2015-02-07T19:15:00</dc:date>
            </office:change-info>
          </text:insertion>
        </text:changed-region>
        <text:changed-region xml:id="ct44486048" text:id="ct44486048">
          <text:deletion>
            <office:change-info>
              <dc:creator>Stuart Baker</dc:creator>
              <dc:date>2015-02-07T19:15:00</dc:date>
            </office:change-info>
            <text:p text:style-name="Standard">,</text:p>
          </text:deletion>
        </text:changed-region>
        <text:changed-region xml:id="ct58066624" text:id="ct58066624">
          <text:insertion>
            <office:change-info>
              <dc:creator>Stuart Baker</dc:creator>
              <dc:date>2015-02-07T19:15:00</dc:date>
            </office:change-info>
          </text:insertion>
        </text:changed-region>
        <text:changed-region xml:id="ct58066816" text:id="ct58066816">
          <text:deletion>
            <office:change-info>
              <dc:creator>Stuart Baker</dc:creator>
              <dc:date>2015-02-07T19:15:00</dc:date>
            </office:change-info>
            <text:p text:style-name="Standard"><text:s/>e.g.</text:p>
          </text:deletion>
        </text:changed-region>
        <text:changed-region xml:id="ct58708208" text:id="ct58708208">
          <text:insertion>
            <office:change-info>
              <dc:creator>Stuart Baker</dc:creator>
              <dc:date>2015-02-07T19:15:00</dc:date>
            </office:change-info>
          </text:insertion>
        </text:changed-region>
        <text:changed-region xml:id="ct58706672" text:id="ct58706672">
          <text:insertion>
            <office:change-info>
              <dc:creator>Stuart Baker</dc:creator>
              <dc:date>2015-02-07T19:15:00</dc:date>
            </office:change-info>
          </text:insertion>
        </text:changed-region>
        <text:changed-region xml:id="ct57332736" text:id="ct57332736">
          <text:insertion>
            <office:change-info>
              <dc:creator>Stuart Baker</dc:creator>
              <dc:date>2015-02-07T23:11:00</dc:date>
            </office:change-info>
          </text:insertion>
        </text:changed-region>
        <text:changed-region xml:id="ct57469536" text:id="ct57469536">
          <text:deletion>
            <office:change-info>
              <dc:creator>Stuart Baker</dc:creator>
              <dc:date>2015-02-07T23:09:00</dc:date>
            </office:change-info>
            <text:h text:style-name="P2" text:outline-level="3">Unique identifiers assigned by members of organized groups</text:h>
          </text:deletion>
        </text:changed-region>
        <text:changed-region xml:id="ct58706464" text:id="ct58706464">
          <text:insertion>
            <office:change-info>
              <dc:creator>Stuart Baker</dc:creator>
              <dc:date>2015-02-07T23:09:00</dc:date>
            </office:change-info>
          </text:insertion>
        </text:changed-region>
        <text:changed-region xml:id="ct57468160" text:id="ct57468160">
          <text:insertion>
            <office:change-info>
              <dc:creator>Stuart Baker</dc:creator>
              <dc:date>2015-02-07T23:10:00</dc:date>
            </office:change-info>
          </text:insertion>
        </text:changed-region>
        <text:changed-region xml:id="ct57468928" text:id="ct57468928">
          <text:deletion>
            <office:change-info>
              <dc:creator>Stuart Baker</dc:creator>
              <dc:date>2015-02-07T19:19:00</dc:date>
            </office:change-info>
            <text:p text:style-name="Standard">people</text:p>
          </text:deletion>
        </text:changed-region>
        <text:changed-region xml:id="ct58065680" text:id="ct58065680">
          <text:insertion>
            <office:change-info>
              <dc:creator>Stuart Baker</dc:creator>
              <dc:date>2015-02-07T19:19:00</dc:date>
            </office:change-info>
          </text:insertion>
        </text:changed-region>
        <text:changed-region xml:id="ct58064688" text:id="ct58064688">
          <text:insertion>
            <office:change-info>
              <dc:creator>Stuart Baker</dc:creator>
              <dc:date>2015-02-07T19:20:00</dc:date>
            </office:change-info>
          </text:insertion>
        </text:changed-region>
        <text:changed-region xml:id="ct58064880" text:id="ct58064880">
          <text:deletion>
            <office:change-info>
              <dc:creator>Stuart Baker</dc:creator>
              <dc:date>2015-02-07T19:20:00</dc:date>
            </office:change-info>
            <text:p text:style-name="Standard">; a</text:p>
          </text:deletion>
        </text:changed-region>
        <text:changed-region xml:id="ct58448928" text:id="ct58448928">
          <text:insertion>
            <office:change-info>
              <dc:creator>Stuart Baker</dc:creator>
              <dc:date>2015-02-07T19:20:00</dc:date>
            </office:change-info>
          </text:insertion>
        </text:changed-region>
        <text:changed-region xml:id="ct58421600" text:id="ct58421600">
          <text:insertion>
            <office:change-info>
              <dc:creator>D Harris</dc:creator>
              <dc:date>2015-02-07T22:12:00</dc:date>
            </office:change-info>
          </text:insertion>
        </text:changed-region>
        <text:changed-region xml:id="ct58418416" text:id="ct58418416">
          <text:insertion>
            <office:change-info>
              <dc:creator>Stuart Baker</dc:creator>
              <dc:date>2015-02-07T19:20:00</dc:date>
            </office:change-info>
          </text:insertion>
        </text:changed-region>
        <text:changed-region xml:id="ct58418608" text:id="ct58418608">
          <text:deletion>
            <office:change-info>
              <dc:creator>Stuart Baker</dc:creator>
              <dc:date>2015-02-07T19:21:00</dc:date>
            </office:change-info>
            <text:p text:style-name="Standard">fter building that many,</text:p>
          </text:deletion>
        </text:changed-region>
        <text:changed-region xml:id="ct57901952" text:id="ct57901952">
          <text:deletion>
            <office:change-info>
              <dc:creator>Stuart Baker</dc:creator>
              <dc:date>2015-02-07T19:24:00</dc:date>
            </office:change-info>
            <text:p text:style-name="Standard">u</text:p>
          </text:deletion>
        </text:changed-region>
        <text:changed-region xml:id="ct58420112" text:id="ct58420112">
          <text:insertion>
            <office:change-info>
              <dc:creator>Stuart Baker</dc:creator>
              <dc:date>2015-02-07T19:24:00</dc:date>
            </office:change-info>
          </text:insertion>
        </text:changed-region>
        <text:changed-region xml:id="ct58420304" text:id="ct58420304">
          <text:deletion>
            <office:change-info>
              <dc:creator>Stuart Baker</dc:creator>
              <dc:date>2015-02-07T19:24:00</dc:date>
            </office:change-info>
            <text:p text:style-name="Standard">i</text:p>
          </text:deletion>
        </text:changed-region>
        <text:changed-region xml:id="ct57900896" text:id="ct57900896">
          <text:insertion>
            <office:change-info>
              <dc:creator>Stuart Baker</dc:creator>
              <dc:date>2015-02-07T19:24:00</dc:date>
            </office:change-info>
          </text:insertion>
        </text:changed-region>
        <text:changed-region xml:id="ct57901088" text:id="ct57901088">
          <text:deletion>
            <office:change-info>
              <dc:creator>Stuart Baker</dc:creator>
              <dc:date>2015-02-07T19:24:00</dc:date>
            </office:change-info>
            <text:p text:style-name="Standard"><text:s/>e.g.</text:p>
          </text:deletion>
        </text:changed-region>
        <text:changed-region xml:id="ct58418864" text:id="ct58418864">
          <text:deletion>
            <office:change-info>
              <dc:creator>Stuart Baker</dc:creator>
              <dc:date>2015-02-07T19:24:00</dc:date>
            </office:change-info>
            <text:p text:style-name="Standard">u</text:p>
          </text:deletion>
        </text:changed-region>
        <text:changed-region xml:id="ct58419824" text:id="ct58419824">
          <text:insertion>
            <office:change-info>
              <dc:creator>Stuart Baker</dc:creator>
              <dc:date>2015-02-07T19:24:00</dc:date>
            </office:change-info>
          </text:insertion>
        </text:changed-region>
        <text:changed-region xml:id="ct58421200" text:id="ct58421200">
          <text:deletion>
            <office:change-info>
              <dc:creator>Stuart Baker</dc:creator>
              <dc:date>2015-02-07T19:24:00</dc:date>
            </office:change-info>
            <text:p text:style-name="Standard">i</text:p>
          </text:deletion>
        </text:changed-region>
        <text:changed-region xml:id="ct58421392" text:id="ct58421392">
          <text:insertion>
            <office:change-info>
              <dc:creator>Stuart Baker</dc:creator>
              <dc:date>2015-02-07T19:24:00</dc:date>
            </office:change-info>
          </text:insertion>
        </text:changed-region>
        <text:changed-region xml:id="ct58419056" text:id="ct58419056">
          <text:insertion>
            <office:change-info>
              <dc:creator>Stuart Baker</dc:creator>
              <dc:date>2015-02-07T19:25:00</dc:date>
            </office:change-info>
          </text:insertion>
        </text:changed-region>
        <text:changed-region xml:id="ct58419248" text:id="ct58419248">
          <text:deletion>
            <office:change-info>
              <dc:creator>Stuart Baker</dc:creator>
              <dc:date>2015-02-07T19:25:00</dc:date>
            </office:change-info>
            <text:p text:style-name="Standard">u</text:p>
          </text:deletion>
        </text:changed-region>
        <text:changed-region xml:id="ct58419440" text:id="ct58419440">
          <text:insertion>
            <office:change-info>
              <dc:creator>Stuart Baker</dc:creator>
              <dc:date>2015-02-07T19:25:00</dc:date>
            </office:change-info>
          </text:insertion>
        </text:changed-region>
        <text:changed-region xml:id="ct58423216" text:id="ct58423216">
          <text:deletion>
            <office:change-info>
              <dc:creator>Stuart Baker</dc:creator>
              <dc:date>2015-02-07T19:25:00</dc:date>
            </office:change-info>
            <text:p text:style-name="Standard">i</text:p>
          </text:deletion>
        </text:changed-region>
        <text:changed-region xml:id="ct58424336" text:id="ct58424336">
          <text:insertion>
            <office:change-info>
              <dc:creator>Stuart Baker</dc:creator>
              <dc:date>2015-02-07T19:25:00</dc:date>
            </office:change-info>
          </text:insertion>
        </text:changed-region>
        <text:changed-region xml:id="ct58930624" text:id="ct58930624">
          <text:deletion>
            <office:change-info>
              <dc:creator>Stuart Baker</dc:creator>
              <dc:date>2015-02-07T19:31:00</dc:date>
            </office:change-info>
            <text:p text:style-name="P1">u</text:p>
          </text:deletion>
        </text:changed-region>
        <text:changed-region xml:id="ct58424528" text:id="ct58424528">
          <text:insertion>
            <office:change-info>
              <dc:creator>Stuart Baker</dc:creator>
              <dc:date>2015-02-07T19:31:00</dc:date>
            </office:change-info>
          </text:insertion>
        </text:changed-region>
        <text:changed-region xml:id="ct58424720" text:id="ct58424720">
          <text:deletion>
            <office:change-info>
              <dc:creator>Stuart Baker</dc:creator>
              <dc:date>2015-02-07T19:31:00</dc:date>
            </office:change-info>
            <text:p text:style-name="P1">i</text:p>
          </text:deletion>
        </text:changed-region>
        <text:changed-region xml:id="ct58424960" text:id="ct58424960">
          <text:insertion>
            <office:change-info>
              <dc:creator>Stuart Baker</dc:creator>
              <dc:date>2015-02-07T19:31:00</dc:date>
            </office:change-info>
          </text:insertion>
        </text:changed-region>
        <text:changed-region xml:id="ct59116208" text:id="ct59116208">
          <text:deletion>
            <office:change-info>
              <dc:creator>Stuart Baker</dc:creator>
              <dc:date>2015-02-07T19:26:00</dc:date>
            </office:change-info>
            <text:p text:style-name="P1">, e.g.</text:p>
          </text:deletion>
        </text:changed-region>
        <text:changed-region xml:id="ct59116704" text:id="ct59116704">
          <text:deletion>
            <office:change-info>
              <dc:creator>Stuart Baker</dc:creator>
              <dc:date>2015-02-07T19:26:00</dc:date>
            </office:change-info>
            <text:p text:style-name="P1">n</text:p>
          </text:deletion>
        </text:changed-region>
        <text:changed-region xml:id="ct58425152" text:id="ct58425152">
          <text:insertion>
            <office:change-info>
              <dc:creator>Stuart Baker</dc:creator>
              <dc:date>2015-02-07T19:26:00</dc:date>
            </office:change-info>
          </text:insertion>
        </text:changed-region>
        <text:changed-region xml:id="ct59116400" text:id="ct59116400">
          <text:deletion>
            <office:change-info>
              <dc:creator>Stuart Baker</dc:creator>
              <dc:date>2015-02-07T19:31:00</dc:date>
            </office:change-info>
            <text:p text:style-name="P1">n</text:p>
          </text:deletion>
        </text:changed-region>
        <text:changed-region xml:id="ct59117952" text:id="ct59117952">
          <text:insertion>
            <office:change-info>
              <dc:creator>Stuart Baker</dc:creator>
              <dc:date>2015-02-07T19:31:00</dc:date>
            </office:change-info>
          </text:insertion>
        </text:changed-region>
        <text:changed-region xml:id="ct58542128" text:id="ct58542128">
          <text:deletion>
            <office:change-info>
              <dc:creator>Stuart Baker</dc:creator>
              <dc:date>2015-02-07T23:10:00</dc:date>
            </office:change-info>
            <text:h text:style-name="P2" text:outline-level="3">Unique identifiers a</text:h>
          </text:deletion>
        </text:changed-region>
        <text:changed-region xml:id="ct58025248" text:id="ct58025248">
          <text:insertion>
            <office:change-info>
              <dc:creator>Stuart Baker</dc:creator>
              <dc:date>2015-02-07T23:10:00</dc:date>
            </office:change-info>
          </text:insertion>
        </text:changed-region>
        <text:changed-region xml:id="ct58026816" text:id="ct58026816">
          <text:deletion>
            <office:change-info>
              <dc:creator>Stuart Baker</dc:creator>
              <dc:date>2015-02-07T23:10:00</dc:date>
            </office:change-info>
            <text:h text:style-name="P2" text:outline-level="3">s</text:h>
          </text:deletion>
        </text:changed-region>
        <text:changed-region xml:id="ct58331552" text:id="ct58331552">
          <text:insertion>
            <office:change-info>
              <dc:creator>Stuart Baker</dc:creator>
              <dc:date>2015-02-07T23:10:00</dc:date>
            </office:change-info>
          </text:insertion>
        </text:changed-region>
        <text:changed-region xml:id="ct59112672" text:id="ct59112672">
          <text:deletion>
            <office:change-info>
              <dc:creator>Stuart Baker</dc:creator>
              <dc:date>2015-02-07T23:10:00</dc:date>
            </office:change-info>
            <text:h text:style-name="P2" text:outline-level="3">r</text:h>
          </text:deletion>
        </text:changed-region>
        <text:changed-region xml:id="ct58930816" text:id="ct58930816">
          <text:insertion>
            <office:change-info>
              <dc:creator>Stuart Baker</dc:creator>
              <dc:date>2015-02-07T23:10:00</dc:date>
            </office:change-info>
          </text:insertion>
        </text:changed-region>
        <text:changed-region xml:id="ct59116944" text:id="ct59116944">
          <text:deletion>
            <office:change-info>
              <dc:creator>Stuart Baker</dc:creator>
              <dc:date>2015-02-07T23:40:00</dc:date>
            </office:change-info>
            <text:h text:style-name="P2" text:outline-level="3">-</text:h>
          </text:deletion>
        </text:changed-region>
        <text:changed-region xml:id="ct58541184" text:id="ct58541184">
          <text:deletion>
            <office:change-info>
              <dc:creator>Stuart Baker</dc:creator>
              <dc:date>2015-02-07T23:10:00</dc:date>
            </office:change-info>
            <text:h text:style-name="P2" text:outline-level="3">t</text:h>
          </text:deletion>
        </text:changed-region>
        <text:changed-region xml:id="ct59117136" text:id="ct59117136">
          <text:insertion>
            <office:change-info>
              <dc:creator>Stuart Baker</dc:creator>
              <dc:date>2015-02-07T23:40:00</dc:date>
            </office:change-info>
          </text:insertion>
        </text:changed-region>
        <text:changed-region xml:id="ct58353504" text:id="ct58353504">
          <text:deletion>
            <office:change-info>
              <dc:creator>Stuart Baker</dc:creator>
              <dc:date>2015-02-07T19:36:00</dc:date>
            </office:change-info>
            <text:p text:style-name="Standard">48</text:p>
          </text:deletion>
        </text:changed-region>
        <text:changed-region xml:id="ct59117328" text:id="ct59117328">
          <text:insertion>
            <office:change-info>
              <dc:creator>Stuart Baker</dc:creator>
              <dc:date>2015-02-07T19:36:00</dc:date>
            </office:change-info>
          </text:insertion>
        </text:changed-region>
        <text:changed-region xml:id="ct59181824" text:id="ct59181824">
          <text:deletion>
            <office:change-info>
              <dc:creator>Stuart Baker</dc:creator>
              <dc:date>2015-02-07T19:37:00</dc:date>
            </office:change-info>
            <text:p text:style-name="Standard">u</text:p>
          </text:deletion>
        </text:changed-region>
        <text:changed-region xml:id="ct59117616" text:id="ct59117616">
          <text:insertion>
            <office:change-info>
              <dc:creator>Stuart Baker</dc:creator>
              <dc:date>2015-02-07T19:37:00</dc:date>
            </office:change-info>
          </text:insertion>
        </text:changed-region>
        <text:changed-region xml:id="ct58355344" text:id="ct58355344">
          <text:deletion>
            <office:change-info>
              <dc:creator>Stuart Baker</dc:creator>
              <dc:date>2015-02-07T19:37:00</dc:date>
            </office:change-info>
            <text:p text:style-name="Standard">i</text:p>
          </text:deletion>
        </text:changed-region>
        <text:changed-region xml:id="ct58353040" text:id="ct58353040">
          <text:insertion>
            <office:change-info>
              <dc:creator>Stuart Baker</dc:creator>
              <dc:date>2015-02-07T19:37:00</dc:date>
            </office:change-info>
          </text:insertion>
        </text:changed-region>
        <text:changed-region xml:id="ct58741008" text:id="ct58741008">
          <text:deletion>
            <office:change-info>
              <dc:creator>Stuart Baker</dc:creator>
              <dc:date>2015-02-07T19:35:00</dc:date>
            </office:change-info>
            <text:p text:style-name="Standard"><text:s/></text:p>
          </text:deletion>
        </text:changed-region>
        <text:changed-region xml:id="ct58741200" text:id="ct58741200">
          <text:deletion>
            <office:change-info>
              <dc:creator>Stuart Baker</dc:creator>
              <dc:date>2015-02-07T19:35:00</dc:date>
            </office:change-info>
            <text:p text:style-name="Standard">i</text:p>
          </text:deletion>
        </text:changed-region>
        <text:changed-region xml:id="ct58745024" text:id="ct58745024">
          <text:insertion>
            <office:change-info>
              <dc:creator>Stuart Baker</dc:creator>
              <dc:date>2015-02-07T19:35:00</dc:date>
            </office:change-info>
          </text:insertion>
        </text:changed-region>
        <text:changed-region xml:id="ct58744592" text:id="ct58744592">
          <text:deletion>
            <office:change-info>
              <dc:creator>Stuart Baker</dc:creator>
              <dc:date>2015-02-07T22:59:00</dc:date>
            </office:change-info>
            <text:p text:style-name="Standard">u</text:p>
          </text:deletion>
        </text:changed-region>
        <text:changed-region xml:id="ct58744784" text:id="ct58744784">
          <text:insertion>
            <office:change-info>
              <dc:creator>Stuart Baker</dc:creator>
              <dc:date>2015-02-07T22:59:00</dc:date>
            </office:change-info>
          </text:insertion>
        </text:changed-region>
        <text:changed-region xml:id="ct58799600" text:id="ct58799600">
          <text:deletion>
            <office:change-info>
              <dc:creator>Stuart Baker</dc:creator>
              <dc:date>2015-02-07T22:59:00</dc:date>
            </office:change-info>
            <text:p text:style-name="Standard">D</text:p>
          </text:deletion>
        </text:changed-region>
        <text:changed-region xml:id="ct58799792" text:id="ct58799792">
          <text:insertion>
            <office:change-info>
              <dc:creator>Stuart Baker</dc:creator>
              <dc:date>2015-02-07T22:59:00</dc:date>
            </office:change-info>
          </text:insertion>
        </text:changed-region>
        <text:changed-region xml:id="ct58743568" text:id="ct58743568">
          <text:deletion>
            <office:change-info>
              <dc:creator>Stuart Baker</dc:creator>
              <dc:date>2015-02-07T23:00:00</dc:date>
            </office:change-info>
            <text:p text:style-name="Standard">u</text:p>
          </text:deletion>
        </text:changed-region>
        <text:changed-region xml:id="ct58063072" text:id="ct58063072">
          <text:insertion>
            <office:change-info>
              <dc:creator>Stuart Baker</dc:creator>
              <dc:date>2015-02-07T23:00:00</dc:date>
            </office:change-info>
          </text:insertion>
        </text:changed-region>
        <text:changed-region xml:id="ct58062672" text:id="ct58062672">
          <text:deletion>
            <office:change-info>
              <dc:creator>Stuart Baker</dc:creator>
              <dc:date>2015-02-07T23:00:00</dc:date>
            </office:change-info>
            <text:p text:style-name="Standard">D</text:p>
          </text:deletion>
        </text:changed-region>
        <text:changed-region xml:id="ct58062864" text:id="ct58062864">
          <text:insertion>
            <office:change-info>
              <dc:creator>Stuart Baker</dc:creator>
              <dc:date>2015-02-07T23:00:00</dc:date>
            </office:change-info>
          </text:insertion>
        </text:changed-region>
        <text:changed-region xml:id="ct58803584" text:id="ct58803584">
          <text:insertion>
            <office:change-info>
              <dc:creator>Stuart Baker</dc:creator>
              <dc:date>2015-02-07T22:59:00</dc:date>
            </office:change-info>
          </text:insertion>
        </text:changed-region>
        <text:changed-region xml:id="ct58803072" text:id="ct58803072">
          <text:insertion>
            <office:change-info>
              <dc:creator>Stuart Baker</dc:creator>
              <dc:date>2015-02-07T22:59:00</dc:date>
            </office:change-info>
          </text:insertion>
        </text:changed-region>
        <text:changed-region xml:id="ct58802176" text:id="ct58802176">
          <text:deletion>
            <office:change-info>
              <dc:creator>Stuart Baker</dc:creator>
              <dc:date>2015-02-07T23:00:00</dc:date>
            </office:change-info>
            <text:p text:style-name="Standard">ID</text:p>
          </text:deletion>
        </text:changed-region>
        <text:changed-region xml:id="ct58803264" text:id="ct58803264">
          <text:insertion>
            <office:change-info>
              <dc:creator>Stuart Baker</dc:creator>
              <dc:date>2015-02-07T23:00:00</dc:date>
            </office:change-info>
          </text:insertion>
        </text:changed-region>
        <text:changed-region xml:id="ct58802528" text:id="ct58802528">
          <text:deletion>
            <office:change-info>
              <dc:creator>Stuart Baker</dc:creator>
              <dc:date>2015-02-07T23:00:00</dc:date>
            </office:change-info>
            <text:p text:style-name="Standard">they</text:p>
          </text:deletion>
        </text:changed-region>
        <text:changed-region xml:id="ct58802720" text:id="ct58802720">
          <text:insertion>
            <office:change-info>
              <dc:creator>Stuart Baker</dc:creator>
              <dc:date>2015-02-07T23:00:00</dc:date>
            </office:change-info>
          </text:insertion>
        </text:changed-region>
        <text:changed-region xml:id="ct58804720" text:id="ct58804720">
          <text:insertion>
            <office:change-info>
              <dc:creator>Stuart Baker</dc:creator>
              <dc:date>2015-02-07T23:00:00</dc:date>
            </office:change-info>
          </text:insertion>
        </text:changed-region>
        <text:changed-region xml:id="ct58801568" text:id="ct58801568">
          <text:deletion>
            <office:change-info>
              <dc:creator>Stuart Baker</dc:creator>
              <dc:date>2015-02-07T23:00:00</dc:date>
            </office:change-info>
            <text:p text:style-name="Standard">u</text:p>
          </text:deletion>
        </text:changed-region>
        <text:changed-region xml:id="ct58801760" text:id="ct58801760">
          <text:insertion>
            <office:change-info>
              <dc:creator>Stuart Baker</dc:creator>
              <dc:date>2015-02-07T23:00:00</dc:date>
            </office:change-info>
          </text:insertion>
        </text:changed-region>
        <text:changed-region xml:id="ct58801952" text:id="ct58801952">
          <text:deletion>
            <office:change-info>
              <dc:creator>Stuart Baker</dc:creator>
              <dc:date>2015-02-07T23:00:00</dc:date>
            </office:change-info>
            <text:p text:style-name="Standard">D</text:p>
          </text:deletion>
        </text:changed-region>
        <text:changed-region xml:id="ct58803856" text:id="ct58803856">
          <text:insertion>
            <office:change-info>
              <dc:creator>Stuart Baker</dc:creator>
              <dc:date>2015-02-07T23:00:00</dc:date>
            </office:change-info>
          </text:insertion>
        </text:changed-region>
        <text:changed-region xml:id="ct58437936" text:id="ct58437936">
          <text:deletion>
            <office:change-info>
              <dc:creator>Stuart Baker</dc:creator>
              <dc:date>2015-02-07T23:00:00</dc:date>
            </office:change-info>
            <text:p text:style-name="Standard">u</text:p>
          </text:deletion>
        </text:changed-region>
        <text:changed-region xml:id="ct58522896" text:id="ct58522896">
          <text:insertion>
            <office:change-info>
              <dc:creator>Stuart Baker</dc:creator>
              <dc:date>2015-02-07T23:00:00</dc:date>
            </office:change-info>
          </text:insertion>
        </text:changed-region>
        <text:changed-region xml:id="ct58788240" text:id="ct58788240">
          <text:deletion>
            <office:change-info>
              <dc:creator>Stuart Baker</dc:creator>
              <dc:date>2015-02-07T23:00:00</dc:date>
            </office:change-info>
            <text:p text:style-name="Standard">D</text:p>
          </text:deletion>
        </text:changed-region>
        <text:changed-region xml:id="ct58437168" text:id="ct58437168">
          <text:insertion>
            <office:change-info>
              <dc:creator>Stuart Baker</dc:creator>
              <dc:date>2015-02-07T23:00:00</dc:date>
            </office:change-info>
          </text:insertion>
        </text:changed-region>
        <text:changed-region xml:id="ct58574176" text:id="ct58574176">
          <text:deletion>
            <office:change-info>
              <dc:creator>Stuart Baker</dc:creator>
              <dc:date>2015-02-07T23:01:00</dc:date>
            </office:change-info>
            <text:p text:style-name="Standard">n ID</text:p>
          </text:deletion>
        </text:changed-region>
        <text:changed-region xml:id="ct58789168" text:id="ct58789168">
          <text:insertion>
            <office:change-info>
              <dc:creator>Stuart Baker</dc:creator>
              <dc:date>2015-02-07T23:01:00</dc:date>
            </office:change-info>
          </text:insertion>
        </text:changed-region>
        <text:changed-region xml:id="ct58743760" text:id="ct58743760">
          <text:deletion>
            <office:change-info>
              <dc:creator>Stuart Baker</dc:creator>
              <dc:date>2015-02-07T23:01:00</dc:date>
            </office:change-info>
            <text:p text:style-name="Standard">boil</text:p>
          </text:deletion>
        </text:changed-region>
        <text:changed-region xml:id="ct58788432" text:id="ct58788432">
          <text:insertion>
            <office:change-info>
              <dc:creator>Stuart Baker</dc:creator>
              <dc:date>2015-02-07T23:01:00</dc:date>
            </office:change-info>
          </text:insertion>
        </text:changed-region>
        <text:changed-region xml:id="ct58523776" text:id="ct58523776">
          <text:deletion>
            <office:change-info>
              <dc:creator>Stuart Baker</dc:creator>
              <dc:date>2015-02-07T23:01:00</dc:date>
            </office:change-info>
            <text:p text:style-name="Standard"><text:s/>down</text:p>
          </text:deletion>
        </text:changed-region>
        <text:changed-region xml:id="ct58571248" text:id="ct58571248">
          <text:deletion>
            <office:change-info>
              <dc:creator>Stuart Baker</dc:creator>
              <dc:date>2015-02-07T23:01:00</dc:date>
            </office:change-info>
            <text:p text:style-name="Standard">to</text:p>
          </text:deletion>
        </text:changed-region>
        <text:changed-region xml:id="ct58787600" text:id="ct58787600">
          <text:deletion>
            <office:change-info>
              <dc:creator>Stuart Baker</dc:creator>
              <dc:date>2015-02-07T23:01:00</dc:date>
            </office:change-info>
            <text:p text:style-name="Standard">u</text:p>
          </text:deletion>
        </text:changed-region>
        <text:changed-region xml:id="ct58435808" text:id="ct58435808">
          <text:insertion>
            <office:change-info>
              <dc:creator>Stuart Baker</dc:creator>
              <dc:date>2015-02-07T23:01:00</dc:date>
            </office:change-info>
          </text:insertion>
        </text:changed-region>
        <text:changed-region xml:id="ct58436000" text:id="ct58436000">
          <text:deletion>
            <office:change-info>
              <dc:creator>Stuart Baker</dc:creator>
              <dc:date>2015-02-07T23:01:00</dc:date>
            </office:change-info>
            <text:p text:style-name="Standard">i</text:p>
          </text:deletion>
        </text:changed-region>
        <text:changed-region xml:id="ct58573008" text:id="ct58573008">
          <text:insertion>
            <office:change-info>
              <dc:creator>Stuart Baker</dc:creator>
              <dc:date>2015-02-07T23:01:00</dc:date>
            </office:change-info>
          </text:insertion>
        </text:changed-region>
        <text:changed-region xml:id="ct57203056" text:id="ct57203056">
          <text:insertion>
            <office:change-info>
              <dc:creator>Stuart Baker</dc:creator>
              <dc:date>2015-02-07T23:13:00</dc:date>
            </office:change-info>
          </text:insertion>
        </text:changed-region>
        <text:changed-region xml:id="ct58789792" text:id="ct58789792">
          <text:deletion>
            <office:change-info>
              <dc:creator>Stuart Baker</dc:creator>
              <dc:date>2015-02-07T23:11:00</dc:date>
            </office:change-info>
            <text:h text:style-name="Heading_20_3" text:outline-level="3"><text:span text:style-name="T1">Globally defined </text:span></text:h>
          </text:deletion>
        </text:changed-region>
        <text:changed-region xml:id="ct58789600" text:id="ct58789600">
          <text:deletion>
            <office:change-info>
              <dc:creator>Stuart Baker</dc:creator>
              <dc:date>2015-02-07T23:01:00</dc:date>
            </office:change-info>
            <text:h text:style-name="Heading_20_3" text:outline-level="3"><text:span text:style-name="T1">u</text:span></text:h>
          </text:deletion>
        </text:changed-region>
        <text:changed-region xml:id="ct57203952" text:id="ct57203952">
          <text:deletion>
            <office:change-info>
              <dc:creator>Stuart Baker</dc:creator>
              <dc:date>2015-02-07T23:11:00</dc:date>
            </office:change-info>
            <text:h text:style-name="Heading_20_3" text:outline-level="3"><text:span text:style-name="T1">nique </text:span></text:h>
          </text:deletion>
        </text:changed-region>
        <text:changed-region xml:id="ct57203760" text:id="ct57203760">
          <text:deletion>
            <office:change-info>
              <dc:creator>Stuart Baker</dc:creator>
              <dc:date>2015-02-07T23:02:00</dc:date>
            </office:change-info>
            <text:h text:style-name="Heading_20_3" text:outline-level="3"><text:span text:style-name="T1">i</text:span></text:h>
          </text:deletion>
        </text:changed-region>
        <text:changed-region xml:id="ct58804448" text:id="ct58804448">
          <text:deletion>
            <office:change-info>
              <dc:creator>Stuart Baker</dc:creator>
              <dc:date>2015-02-07T23:11:00</dc:date>
            </office:change-info>
            <text:h text:style-name="Heading_20_3" text:outline-level="3">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Standard">Note that the detailed use of these identifiers <text:span text:style-name="T1">is specified elsewhere. In some cases, the protocols are still being developed, and the entry here is just reserving a range for a specific future use.</text:span></text:p>
          </text:deletion>
        </text:changed-region>
        <text:changed-region xml:id="ct58044096" text:id="ct58044096">
          <text:deletion>
            <office:change-info>
              <dc:creator>Stuart Baker</dc:creator>
              <dc:date>2015-02-07T23:12:00</dc:date>
            </office:change-info>
            <text:p text:style-name="Standard"/>
            <text:p text:style-name="Standard"/>
          </text:deletion>
        </text:changed-region>
        <text:changed-region xml:id="ct58572336" text:id="ct58572336">
          <text:deletion>
            <office:change-info>
              <dc:creator>Stuart Baker</dc:creator>
              <dc:date>2015-02-07T23:26:00</dc:date>
            </office:change-info>
            <text:p text:style-name="Standard">Unique identifiers assigned for use with locomotive control systems</text:p>
          </text:deletion>
        </text:changed-region>
        <text:changed-region xml:id="ct58805456" text:id="ct58805456">
          <text:insertion>
            <office:change-info>
              <dc:creator>Stuart Baker</dc:creator>
              <dc:date>2015-02-07T23:26:00</dc:date>
            </office:change-info>
          </text:insertion>
        </text:changed-region>
        <text:changed-region xml:id="ct58806480" text:id="ct58806480">
          <text:deletion>
            <office:change-info>
              <dc:creator>Stuart Baker</dc:creator>
              <dc:date>2015-02-07T23:27:00</dc:date>
            </office:change-info>
            <text:p text:style-name="Standard">u</text:p>
          </text:deletion>
        </text:changed-region>
        <text:changed-region xml:id="ct58531104" text:id="ct58531104">
          <text:insertion>
            <office:change-info>
              <dc:creator>Stuart Baker</dc:creator>
              <dc:date>2015-02-07T23:27:00</dc:date>
            </office:change-info>
          </text:insertion>
        </text:changed-region>
        <text:changed-region xml:id="ct57202624" text:id="ct57202624">
          <text:deletion>
            <office:change-info>
              <dc:creator>Stuart Baker</dc:creator>
              <dc:date>2015-02-07T23:27:00</dc:date>
            </office:change-info>
            <text:p text:style-name="Standard">i</text:p>
          </text:deletion>
        </text:changed-region>
        <text:changed-region xml:id="ct58805648" text:id="ct58805648">
          <text:insertion>
            <office:change-info>
              <dc:creator>Stuart Baker</dc:creator>
              <dc:date>2015-02-07T23:27:00</dc:date>
            </office:change-info>
          </text:insertion>
        </text:changed-region>
        <text:changed-region xml:id="ct58861264" text:id="ct58861264">
          <text:insertion>
            <office:change-info>
              <dc:creator>Stuart Baker</dc:creator>
              <dc:date>2015-02-07T23:28:00</dc:date>
            </office:change-info>
          </text:insertion>
        </text:changed-region>
        <text:changed-region xml:id="ct58596800" text:id="ct58596800">
          <text:insertion>
            <office:change-info>
              <dc:creator>Stuart Baker</dc:creator>
              <dc:date>2015-02-07T23:29:00</dc:date>
            </office:change-info>
          </text:insertion>
        </text:changed-region>
        <text:changed-region xml:id="ct59069376" text:id="ct59069376">
          <text:insertion>
            <office:change-info>
              <dc:creator>Stuart Baker</dc:creator>
              <dc:date>2015-02-07T23:30:00</dc:date>
            </office:change-info>
          </text:insertion>
        </text:changed-region>
        <text:changed-region xml:id="ct58805840" text:id="ct58805840">
          <text:insertion>
            <office:change-info>
              <dc:creator>Stuart Baker</dc:creator>
              <dc:date>2015-02-07T23:31:00</dc:date>
            </office:change-info>
          </text:insertion>
        </text:changed-region>
        <text:changed-region xml:id="ct59070672" text:id="ct59070672">
          <text:insertion>
            <office:change-info>
              <dc:creator>Stuart Baker</dc:creator>
              <dc:date>2015-02-07T23:32:00</dc:date>
            </office:change-info>
          </text:insertion>
        </text:changed-region>
        <text:changed-region xml:id="ct58861456" text:id="ct58861456">
          <text:insertion>
            <office:change-info>
              <dc:creator>Stuart Baker</dc:creator>
              <dc:date>2015-02-07T23:33:00</dc:date>
            </office:change-info>
          </text:insertion>
        </text:changed-region>
        <text:changed-region xml:id="ct58860864" text:id="ct58860864">
          <text:deletion>
            <office:change-info>
              <dc:creator>Stuart Baker</dc:creator>
              <dc:date>2015-02-07T23:13:00</dc:date>
            </office:change-info>
            <text:h text:style-name="Heading_20_3" text:outline-level="3">Unique identifier ranges assigned by request</text:h>
            <text:p text:style-name="Standard">Users can request blocks of identifiers of various sizes. <text:s/>The small (256) and medium (65536) blocks are not scarce resources. Requests for these blocks should be routinely granted once <text:span text:style-name="T1">the</text:span> requestor has identified himself. The 24-bit blocks are slightly scarcer, but there are still almost 2<text:span text:style-name="T2">16</text:span> of them available by using additional values for byte 2. <text:s/></text:p>
            <text:p text:style-name="Standard">An initial automated system for requesting and obtaining unique ID ranges is available at <text:a xlink:type="simple" xlink:href="http://openlcb.net/trunk/web/requestuidrange.php" text:style-name="Internet_20_link" text:visited-style-name="Visited_20_Internet_20_Link">http://openlcb.net/trunk/web/requestuidrange.php</text:a> and subsequent pages. <text:s/></text:p>
            <text:h text:style-name="Heading_20_3" text:outline-level="3"/>
          </text:deletion>
        </text:changed-region>
        <text:changed-region xml:id="ct58727632" text:id="ct58727632">
          <text:deletion>
            <office:change-info>
              <dc:creator>Stuart Baker</dc:creator>
              <dc:date>2015-02-07T23:35:00</dc:date>
            </office:change-info>
            <text:h text:style-name="Heading_20_3" text:outline-level="3">u</text:h>
          </text:deletion>
        </text:changed-region>
        <text:changed-region xml:id="ct58727824" text:id="ct58727824">
          <text:insertion>
            <office:change-info>
              <dc:creator>Stuart Baker</dc:creator>
              <dc:date>2015-02-07T23:35:00</dc:date>
            </office:change-info>
          </text:insertion>
        </text:changed-region>
        <text:changed-region xml:id="ct58728064" text:id="ct58728064">
          <text:deletion>
            <office:change-info>
              <dc:creator>Stuart Baker</dc:creator>
              <dc:date>2015-02-07T23:35:00</dc:date>
            </office:change-info>
            <text:h text:style-name="Heading_20_3" text:outline-level="3">i</text:h>
          </text:deletion>
        </text:changed-region>
        <text:changed-region xml:id="ct58728256" text:id="ct58728256">
          <text:insertion>
            <office:change-info>
              <dc:creator>Stuart Baker</dc:creator>
              <dc:date>2015-02-07T23:35:00</dc:date>
            </office:change-info>
          </text:insertion>
        </text:changed-region>
        <text:changed-region xml:id="ct58731584" text:id="ct58731584">
          <text:insertion>
            <office:change-info>
              <dc:creator>Stuart Baker</dc:creator>
              <dc:date>2015-02-07T23:37:00</dc:date>
            </office:change-info>
          </text:insertion>
        </text:changed-region>
        <text:changed-region xml:id="ct58829888" text:id="ct58829888">
          <text:insertion>
            <office:change-info>
              <dc:creator>Stuart Baker</dc:creator>
              <dc:date>2015-02-07T23:38:00</dc:date>
            </office:change-info>
          </text:insertion>
        </text:changed-region>
        <text:changed-region xml:id="ct58828992" text:id="ct58828992">
          <text:insertion>
            <office:change-info>
              <dc:creator>Stuart Baker</dc:creator>
              <dc:date>2015-02-07T23:39:00</dc:date>
            </office:change-info>
          </text:insertion>
        </text:changed-region>
        <text:changed-region xml:id="ct58862432" text:id="ct58862432">
          <text:insertion>
            <office:change-info>
              <dc:creator>Stuart Baker</dc:creator>
              <dc:date>2015-02-07T23:40:00</dc:date>
            </office:change-info>
          </text:insertion>
        </text:changed-region>
        <text:changed-region xml:id="ct58828624" text:id="ct58828624">
          <text:insertion>
            <office:change-info>
              <dc:creator>Stuart Baker</dc:creator>
              <dc:date>2015-02-07T23:41:00</dc:date>
            </office:change-info>
          </text:insertion>
        </text:changed-region>
        <text:changed-region xml:id="ct58862128" text:id="ct58862128">
          <text:insertion>
            <office:change-info>
              <dc:creator>Stuart Baker</dc:creator>
              <dc:date>2015-02-07T23:42:00</dc:date>
            </office:change-info>
          </text:insertion>
        </text:changed-region>
        <text:changed-region xml:id="ct58810176" text:id="ct58810176">
          <text:insertion>
            <office:change-info>
              <dc:creator>Stuart Baker</dc:creator>
              <dc:date>2015-02-07T23:43:00</dc:date>
            </office:change-info>
          </text:insertion>
        </text:changed-region>
        <text:changed-region xml:id="ct58837392" text:id="ct58837392">
          <text:insertion>
            <office:change-info>
              <dc:creator>Stuart Baker</dc:creator>
              <dc:date>2015-02-07T23:44:00</dc:date>
            </office:change-info>
          </text:insertion>
        </text:changed-region>
        <text:changed-region xml:id="ct58837584" text:id="ct58837584">
          <text:insertion>
            <office:change-info>
              <dc:creator>Stuart Baker</dc:creator>
              <dc:date>2015-02-07T23:45:00</dc:date>
            </office:change-info>
          </text:insertion>
        </text:changed-region>
        <text:changed-region xml:id="ct58836512" text:id="ct58836512">
          <text:insertion>
            <office:change-info>
              <dc:creator>Stuart Baker</dc:creator>
              <dc:date>2015-02-07T23:46:00</dc:date>
            </office:change-info>
          </text:insertion>
        </text:changed-region>
        <text:changed-region xml:id="ct58837008" text:id="ct58837008">
          <text:insertion>
            <office:change-info>
              <dc:creator>Stuart Baker</dc:creator>
              <dc:date>2015-02-07T23:47:00</dc:date>
            </office:change-info>
          </text:insertion>
        </text:changed-region>
        <text:changed-region xml:id="ct58843664" text:id="ct58843664">
          <text:insertion>
            <office:change-info>
              <dc:creator>Stuart Baker</dc:creator>
              <dc:date>2015-02-07T23:48:00</dc:date>
            </office:change-info>
          </text:insertion>
        </text:changed-region>
        <text:changed-region xml:id="ct58843856" text:id="ct58843856">
          <text:insertion>
            <office:change-info>
              <dc:creator>Stuart Baker</dc:creator>
              <dc:date>2015-02-07T23:49:00</dc:date>
            </office:change-info>
          </text:insertion>
        </text:changed-region>
        <text:changed-region xml:id="ct42160944" text:id="ct42160944">
          <text:insertion>
            <office:change-info>
              <dc:creator>Stuart Baker</dc:creator>
              <dc:date>2015-02-08T12:30:00</dc:date>
            </office:change-info>
          </text:insertion>
        </text:changed-region>
        <text:changed-region xml:id="ct58811328" text:id="ct58811328">
          <text:deletion>
            <office:change-info>
              <dc:creator>Stuart Baker</dc:creator>
              <dc:date>2015-02-07T23:35:00</dc:date>
            </office:change-info>
            <text:p text:style-name="Standard">u</text:p>
          </text:deletion>
        </text:changed-region>
        <text:changed-region xml:id="ct58843216" text:id="ct58843216">
          <text:insertion>
            <office:change-info>
              <dc:creator>Stuart Baker</dc:creator>
              <dc:date>2015-02-07T23:35:00</dc:date>
            </office:change-info>
          </text:insertion>
        </text:changed-region>
        <text:changed-region xml:id="ct58809568" text:id="ct58809568">
          <text:deletion>
            <office:change-info>
              <dc:creator>Stuart Baker</dc:creator>
              <dc:date>2015-02-07T23:35:00</dc:date>
            </office:change-info>
            <text:p text:style-name="Standard">D</text:p>
          </text:deletion>
        </text:changed-region>
        <text:changed-region xml:id="ct58791792" text:id="ct58791792">
          <text:insertion>
            <office:change-info>
              <dc:creator>Stuart Baker</dc:creator>
              <dc:date>2015-02-07T23:35:00</dc:date>
            </office:change-info>
          </text:insertion>
        </text:changed-region>
        <text:changed-region xml:id="ct58820192" text:id="ct58820192">
          <text:deletion>
            <office:change-info>
              <dc:creator>Stuart Baker</dc:creator>
              <dc:date>2015-02-07T23:36:00</dc:date>
            </office:change-info>
            <text:p text:style-name="Standard">requestors.</text:p>
          </text:deletion>
        </text:changed-region>
        <text:changed-region xml:id="ct58820480" text:id="ct58820480">
          <text:insertion>
            <office:change-info>
              <dc:creator>Stuart Baker</dc:creator>
              <dc:date>2015-02-07T23: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text:h>
      <text:p text:style-name="Standard">This Technical Note contains informative discussion and background for the corresponding “OpenLCB Unique Identifiers Standard”. This explanation is not normative in any way.<text:change text:change-id="ct57537840"/><text:change text:change-id="ct57537648"/><text:change text:change-id="ct57537456"/><text:change text:change-id="ct57536992"/><text:change text:change-id="ct57536800"/><text:change text:change-id="ct57536608"/><text:change text:change-id="ct57536416"/><text:change text:change-id="ct57536224"/><text:change text:change-id="ct58349792"/><text:change text:change-id="ct58349600"/><text:change text:change-id="ct58349408"/><text:change text:change-id="ct58349072"/><text:change text:change-id="ct58013184"/><text:change text:change-id="ct57539920"/><text:change text:change-id="ct57539696"/></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change-start text:change-id="ct59230240"/></text:h>
      <text:p text:style-name="Standard">Originally, OpenLCB was defined in terms of 48-bit unique “Node IDs”. <text:s/>Other uses were found for these IDs that didn't associate them with a specific node, which demonstrated the need for Unique Identifiers beyond just Node IDs. <text:s/>Therefore, the Standard and this Technical Note are generally written in terms of Unique Identifiers, which includes Node IDs usage.<text:change-end text:change-id="ct59230240"/></text:p>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ext:change text:change-id="ct58351008"/><text:change-start text:change-id="ct58351392"/>t<text:change-end text:change-id="ct58351392"/>hey can be sold or loaned for use on another layout, nodes on modular layouts can be connected to other arbitrary modules, and few assumptions can be made. It<text:change text:change-id="ct58855776"/><text:change-start text:change-id="ct58855968"/> i<text:change-end text:change-id="ct58855968"/>s best if nodes are given a completely <text:change text:change-id="ct58351584"/><text:change-start text:change-id="ct58351776"/>u<text:change-end text:change-id="ct58351776"/>nique <text:change text:change-id="ct58351968"/><text:change-start text:change-id="ct58855024"/>identifier<text:change-end text:change-id="ct58855024"/> wh<text:change text:change-id="ct58854672"/>en manufactured, so there's no need to ever detect and resolve a conflict.<text:change text:change-id="ct73969824"/><text:change-start text:change-id="ct64388784"/> <text:s/><text:span text:style-name="T11">If a Node ID conflict should occur o</text:span><text:change-end text:change-id="ct64388784"/><text:change-start text:change-id="ct62463904"/><text:span text:style-name="T11">n an OpenLCB network, there is no specified way in which the conflict shall be dealt with. <text:s/></text:span><text:change-end text:change-id="ct62463904"/><text:change-start text:change-id="ct53588288"/><text:span text:style-name="T11">The conflict may (or may not) be reported, and there may (or may not) be an automatic recover mechanism in place. <text:s/>OpenLCB standards place the effort and burden on preventing a conflict from occurring rather than resolving a conf</text:span><text:change-end text:change-id="ct53588288"/><text:change-start text:change-id="ct58532304"/><text:span text:style-name="T11">lict if it does occur.</text:span><text:change-end text:change-id="ct58532304"/></text:p>
      <text:h text:style-name="Heading_20_2" text:outline-level="2">References and Context<text:change-start text:change-id="ct58615312"/></text:h>
      <text:p text:style-name="Standard">This technical note is in the context of the following OpenLCB Standards:</text:p>
      <text:list xml:id="list2016303436213683283" text:style-name="L4">
        <text:list-item>
          <text:p text:style-name="P18">The Message Network Standard, which <text:span text:style-name="T9">defines the basic messages and how they interact. Higher-level protocols are based on this message network, but are defined elsewhere.</text:span></text:p>
        </text:list-item>
        <text:list-item>
          <text:p text:style-name="P17">The Event Identification Standard, which defines the well-known Events Identifiers.<text:change-end text:change-id="ct58615312"/></text:p>
        </text:list-item>
      </text:list>
      <text:h text:style-name="Heading_20_2" text:outline-level="2"><text:soft-page-break/>Content and Format</text:h>
      <text:p text:style-name="Standard">The Standards don't require any particular human-readable format for input and output, but hex-pairs with separators<text:change text:change-id="ct58615888"/><text:change-start text:change-id="ct57949056"/> (example:<text:change-end text:change-id="ct57949056"/><text:change text:change-id="ct57537184"/> <text:change-start text:change-id="ct58719136"/><text:s/><text:change-end text:change-id="ct58719136"/>01.AB.34.01.CD.E3<text:change text:change-id="ct58719328"/><text:change-start text:change-id="ct58719520"/>) <text:change-end text:change-id="ct58719520"/>are recommended by the Common Information TN. If<text:span text:style-name="T1"> any other format is used, including </text:span>decimal pairs, it's very important to make it clear how to interpret it.</text:p>
      <text:p text:style-name="Standard">There are many methods to store a <text:change text:change-id="ct58705808"/><text:change-start text:change-id="ct58706032"/>U<text:change-end text:change-id="ct58706032"/>nique <text:change text:change-id="ct57948176"/><text:change-start text:change-id="ct57948368"/>I<text:change-end text:change-id="ct57948368"/>dentifier, and that's not constrained by this Standard. It could be stored in a non-volatile memory, as jumpers on a board, etc.</text:p>
      <text:h text:style-name="Heading_20_2" text:outline-level="2">Allocation</text:h>
      <text:p text:style-name="Standard">Unique I<text:change text:change-id="ct58060960"/><text:change-start text:change-id="ct58061568"/>dentifier<text:change-end text:change-id="ct58061568"/>s are assigned via a delegation process. At the highest level, ranges are assigned to people and organizations, within which they are responsible for assigning unique identifiers to separate devices. These ranges can be subdivided and delegated further, as needed. Additional ranges can then be requested, which will <text:change-start text:change-id="ct57948560"/>eventually <text:change-end text:change-id="ct57948560"/>be recorded <text:change text:change-id="ct59073040"/><text:change-start text:change-id="ct58705024"/>in the Unique Identifier Standard<text:change-end text:change-id="ct58705024"/><text:change text:change-id="ct58705216"/><text:change-start text:change-id="ct58704224"/>.<text:change-end text:change-id="ct58704224"/><text:change-start text:change-id="ct58704416"/> <text:s/>The OpenLCB organization reserves the right to allocate Unique Identifiers within a separate database<text:change-end text:change-id="ct58704416"/><text:change-start text:change-id="ct58615504"/> in real-time and periodically update the Unique Identifier Standard document from this database. <text:s/>In the u<text:change-end text:change-id="ct58615504"/><text:change-start text:change-id="ct58494176"/>nlikely event that a conflict shall arise between OpenLCB managed real-time database and the Unique Identifiers Standard, the Unique Iden<text:change-end text:change-id="ct58494176"/><text:change-start text:change-id="ct58704608"/>t<text:change-end text:change-id="ct58704608"/><text:change-start text:change-id="ct58493296"/>ifiers Standard<text:change-end text:change-id="ct58493296"/><text:change-start text:change-id="ct58661152"/>, the Unique Identifiers Standard document represents the true allocation.<text:change-end text:change-id="ct58661152"/></text:p>
      <text:p text:style-name="Standard">One of the reasons for having a long, 48-bit <text:change text:change-id="ct58494992"/><text:change-start text:change-id="ct58704800"/>U<text:change-end text:change-id="ct58704800"/>nique <text:change text:change-id="ct58705408"/><text:change-start text:change-id="ct58659520"/>I<text:change-end text:change-id="ct58659520"/>dentifier space is to make it easier to use a delegation system like this. <text:s/>Because there are a lot of possible <text:change text:change-id="ct58708624"/><text:change-start text:change-id="ct58709312"/>U<text:change-end text:change-id="ct58709312"/>nique <text:change text:change-id="ct58708816"/><text:change-start text:change-id="ct58709008"/>I<text:change-end text:change-id="ct58709008"/>dentifiers, large ranges can be delegated to groups without having to ensure that the range be efficiently used. <text:s/>For example, most NMRA members will not design their own OpenLCB nodes and need to assign node IDs, but assigning a range to every member makes it easy for those who want to, at a total cost of only 0.00<text:change text:change-id="ct58707472"/>16<text:change-start text:change-id="ct58707664"/>%<text:change-end text:change-id="ct58707664"/> of the available <text:change text:change-id="ct57575456"/><text:change-start text:change-id="ct58493968"/>U<text:change-end text:change-id="ct58493968"/>nique <text:change text:change-id="ct44485856"/><text:change-start text:change-id="ct57576240"/>I<text:change-end text:change-id="ct57576240"/>dentifier space.</text:p>
      <text:p text:style-name="Standard">In the<text:change text:change-id="ct57575856"/> delegated assignments, the lower order byte(s) are self-assigned. The value of zero should be reserved, indicating that a number within the range hasn't been assigned. </text:p>
      <text:p text:style-name="P1">The high byte of each range is different for each type of assignment, making it easy to determine the allocation pattern in use for a particular <text:change text:change-id="ct57332400"/><text:change-start text:change-id="ct59130640"/>U<text:change-end text:change-id="ct59130640"/>nique<text:change text:change-id="ct58660560"/><text:change-start text:change-id="ct44486928"/> <text:change-end text:change-id="ct44486928"/><text:change text:change-id="ct58619952"/><text:change-start text:change-id="ct58619616"/>I<text:change-end text:change-id="ct58619616"/>dentifier.</text:p>
      <text:p text:style-name="P1">Allocations are meant to be unique forever, so the specification requires that new allocation ranges not overlap existing ones, and allocation regions not be reused later.</text:p>
      <text:h text:style-name="P2" text:outline-level="3">Globally defined Unique I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Standard">Note that the detailed use of these identifiers <text:span text:style-name="T1">is specified elsewhere. In some cases, the protocols are still being developed, and the entry here is just reserving a range for a specific future use.</text:span><text:change-start text:change-id="ct57332160"/>Manufacturer Specific<text:change-end text:change-id="ct57332160"/></text:p>
      <text:p text:style-name="Standard">faults” doesn't lose<text:change-start text:change-id="ct57467968"/> the self-assigne<text:change-end text:change-id="ct57467968"/>d part of the Node ID<text:change text:change-id="ct44486048"/><text:change-start text:change-id="ct58066624"/> (example:<text:change-end text:change-id="ct58066624"/><text:change text:change-id="ct58066816"/> <text:change-start text:change-id="ct58708208"/><text:s/><text:change-end text:change-id="ct58708208"/>the serial number<text:change-start text:change-id="ct58706672"/>)<text:change-end text:change-id="ct58706672"/>.<text:change-start text:change-id="ct57332736"/></text:p>
      <text:h text:style-name="P2" text:outline-level="3"><text:soft-page-break/>Well-Known Global I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P12">Note that the detailed use of these identifiers <text:span text:style-name="T1">is specified elsewhere. In some cases, the protocols are still being developed, and the entry here is just reserving a range for a specific future use.</text:span><text:change-end text:change-id="ct57332736"/></text:p>
      <text:h text:style-name="P2" text:outline-level="3"><text:change text:change-id="ct57469536"/><text:change-start text:change-id="ct58706464"/>Self-A<text:change-end text:change-id="ct58706464"/><text:change-start text:change-id="ct57468160"/>ssigning Groups<text:change-end text:change-id="ct57468160"/></text:h>
      <text:p text:style-name="Standard">MERG kit builders and others would like to assign their own identifiers without going through a complicated process. To make this possible without any interaction with anybody, these <text:change text:change-id="ct57468928"/><text:change-start text:change-id="ct58065680"/>groups<text:change-end text:change-id="ct58065680"/> are assigned identifier ranges that involve their member number in the organization. A member may assign any identifier from this range to the node(s) they produce, provided that each identifier is assigned to at most one node. A range of 255 identifiers per member is <text:change-start text:change-id="ct58064688"/>typically <text:change-end text:change-id="ct58064688"/>sufficient for hobby usage<text:change text:change-id="ct58064880"/><text:change-start text:change-id="ct58448928"/>. <text:s/>Should a hobbyi<text:change-end text:change-id="ct58448928"/><text:change-start text:change-id="ct58421600"/>s<text:change-end text:change-id="ct58421600"/><text:change-start text:change-id="ct58418416"/>t exhaust their assigned range,<text:change-end text:change-id="ct58418416"/><text:change text:change-id="ct58418608"/> the hobbyist can get another, larger assignment. It's also convenient to give hobbyists a byte as their range. </text:p>
      <text:p text:style-name="Standard">Each organization is assigned a unique high-order two bytes. The organization member number is given 24 bits. <text:s text:c="2"/>Byte 2 of the <text:change text:change-id="ct57901952"/><text:change-start text:change-id="ct58420112"/>U<text:change-end text:change-id="ct58420112"/>nique <text:change text:change-id="ct58420304"/><text:change-start text:change-id="ct57900896"/>I<text:change-end text:change-id="ct57900896"/>dentifier advances by 4 between groups (NMRA is 0x00, MERG is 0x04, etc) to allow a little more headroom on group membership numbers; this space can be reclaimed later if needed.</text:p>
      <text:p text:style-name="Standard">Other groups have defined mechanisms to ensure that their node numbers or equivalent constructs are uniquely assigned. They may have<text:change text:change-id="ct57901088"/> non-technical reasons for wishing to use those same mechanisms to assign OpenLCB unique identifiers. Ranges of OpenLCB <text:change text:change-id="ct58418864"/><text:change-start text:change-id="ct58419824"/>U<text:change-end text:change-id="ct58419824"/>nique <text:change text:change-id="ct58421200"/><text:change-start text:change-id="ct58421392"/>I<text:change-end text:change-id="ct58421392"/>dentifier ranges can be assigned to these<text:change-start text:change-id="ct58419056"/> groups<text:change-end text:change-id="ct58419056"/>, so that when people then use the group's mechanism to select a value within that range, the result will be a properly unique OpenLCB <text:change text:change-id="ct58419248"/><text:change-start text:change-id="ct58419440"/>U<text:change-end text:change-id="ct58419440"/>nique <text:change text:change-id="ct58423216"/><text:change-start text:change-id="ct58424336"/>I<text:change-end text:change-id="ct58424336"/>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1">the</text:span> Standard.</text:p>
      <text:p text:style-name="P1">If the user is involved in determining the <text:change text:change-id="ct58930624"/><text:change-start text:change-id="ct58424528"/>U<text:change-end text:change-id="ct58424528"/>nique <text:change text:change-id="ct58424720"/><text:change-start text:change-id="ct58424960"/>I<text:change-end text:change-id="ct58424960"/>dentifier for a node (the Node ID)<text:change text:change-id="ct59116208"/> by setting switches, the possibility of duplicated <text:change text:change-id="ct59116704"/><text:change-start text:change-id="ct58425152"/>N<text:change-end text:change-id="ct58425152"/>ode IDs must be considered. Users make mistakes. To reduce user frustration, the node should provide a user-visible way to indicating a duplicate has been seen, and should fully implement the relevant wire-protocol-specific methods for detecting duplicate <text:change text:change-id="ct59116400"/><text:change-start text:change-id="ct59117952"/>N<text:change-end text:change-id="ct59117952"/>ode IDs.</text:p>
      <text:h text:style-name="P2" text:outline-level="3"><text:bookmark-start text:name="__RefHeading__15522_1506266223"/><text:change text:change-id="ct58542128"/><text:change-start text:change-id="ct58025248"/>A<text:change-end text:change-id="ct58025248"/>ssigned by <text:change text:change-id="ct58026816"/><text:change-start text:change-id="ct58331552"/>S<text:change-end text:change-id="ct58331552"/>oftware at <text:change text:change-id="ct59112672"/><text:change-start text:change-id="ct58930816"/>R<text:change-end text:change-id="ct58930816"/>un<text:change text:change-id="ct59116944"/><text:change text:change-id="ct58541184"/><text:change-start text:change-id="ct59117136"/>t<text:change-end text:change-id="ct59117136"/>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text:soft-page-break/>Initial experiments were done using <text:change text:change-id="ct58353504"/><text:change-start text:change-id="ct59117328"/>32<text:change-end text:change-id="ct59117328"/>-bit IPv4 addresses as components of <text:change text:change-id="ct59181824"/><text:change-start text:change-id="ct59117616"/>U<text:change-end text:change-id="ct59117616"/>nique <text:change text:change-id="ct58355344"/><text:change-start text:change-id="ct58353040"/>I<text:change-end text:change-id="ct58353040"/>dentifiers, but this is no longer recommended for several reasons:</text:p>
      <text:list xml:id="list3824401853314395535" text:style-name="L5">
        <text:list-item>
          <text:p text:style-name="P19">Not all IPv4 addresses are globally unique.<text:change text:change-id="ct58741008"/> <text:s/>Some IP addresses correspond to “private networks”, which are only locally unique. <text:s/>See RFC 1918 and RFC 3330 for more information. <text:s/>In addition, Microsoft defined an non-IETF “Automatic Private IP Addressing” mechanism for providing non-global IP addresses.</text:p>
        </text:list-item>
        <text:list-item>
          <text:p text:style-name="P19">A single computer may run several programs, so there still needs to be separate mechanism to provide a unique value for the lowest bytes of <text:span text:style-name="T1">the</text:span> ID. <text:s/>That involves a level of coordination across multiple software vendors that's hard to imagine.</text:p>
        </text:list-item>
        <text:list-item>
          <text:p text:style-name="P19">IPv6 is coming. <text:s/>It provides addresses that are too large to use directly. Even before that happens, the various issues of IPv4 to IPv6 mapping raise all sorts of questions about uniqueness of IPv4 addresses.</text:p>
        </text:list-item>
        <text:list-item>
          <text:p text:style-name="P19">Even globally routable IPv4 addresses may not be unique over time. <text:s/>For example, DCHP may assign the same address to multiple computers sequentially. <text:s/>This is particularly an issue with wireless access at e.g. clubs and shows.</text:p>
        </text:list-item>
      </text:list>
      <text:p text:style-name="Standard">Computers that have global <text:change text:change-id="ct58741200"/><text:change-start text:change-id="ct58745024"/>I<text:change-end text:change-id="ct58745024"/>nternet access, even if they don't have a permanent and unique IP address, can still get a <text:change text:change-id="ct58744592"/><text:change-start text:change-id="ct58744784"/>U<text:change-end text:change-id="ct58744784"/>nique I<text:change text:change-id="ct58799600"/><text:change-start text:change-id="ct58799792"/>dentifier<text:change-end text:change-id="ct58799792"/> from an openlcb.org-provided service. <text:s/>These <text:change text:change-id="ct58743568"/><text:change-start text:change-id="ct58063072"/>U<text:change-end text:change-id="ct58063072"/>nique I<text:change text:change-id="ct58062672"/><text:change-start text:change-id="ct58062864"/>dentifiers<text:change-end text:change-id="ct58062864"/>s are provided from a specified range to ensure <text:change-start text:change-id="ct58803584"/>that <text:change-end text:change-id="ct58803584"/><text:span text:style-name="T1">they</text:span><text:change-start text:change-id="ct58803072"/><text:span text:style-name="T1"> are</text:span><text:change-end text:change-id="ct58803072"/> unique when created. <text:s/>Each <text:change text:change-id="ct58802176"/><text:change-start text:change-id="ct58803264"/>identifier<text:change-end text:change-id="ct58803264"/> is only provided once to ensure that <text:change text:change-id="ct58802528"/><text:change-start text:change-id="ct58802720"/>it<text:change-end text:change-id="ct58802720"/> remain<text:change-start text:change-id="ct58804720"/>s<text:change-end text:change-id="ct58804720"/> unique. <text:s/>Programs using this facility should permanently remember <text:change text:change-id="ct58801568"/><text:change-start text:change-id="ct58801760"/>U<text:change-end text:change-id="ct58801760"/>nique I<text:change text:change-id="ct58801952"/><text:change-start text:change-id="ct58803856"/>dentifier<text:change-end text:change-id="ct58803856"/>s obtained this way, because they won't get the same one on a later request.</text:p>
      <text:p text:style-name="Standard">Other organizations can also distribute <text:change text:change-id="ct58437936"/><text:change-start text:change-id="ct58522896"/>U<text:change-end text:change-id="ct58522896"/>nique I<text:change text:change-id="ct58788240"/><text:change-start text:change-id="ct58437168"/>dentifier<text:change-end text:change-id="ct58437168"/>s from within their allocated blocks. For example, a<text:change text:change-id="ct58574176"/><text:change-start text:change-id="ct58789168"/> Unique Identifier<text:change-end text:change-id="ct58789168"/> could be provided when a free-software program is downloaded, perhaps as part of the download package or even as part of its filename.</text:p>
      <text:p text:style-name="Standard">Programs without access to an ID-providing service must use some other mechanism, which may <text:change text:change-id="ct58743760"/><text:change-start text:change-id="ct58788432"/>result in<text:change-end text:change-id="ct58788432"/><text:change text:change-id="ct58523776"/> <text:change text:change-id="ct58571248"/><text:s/>prompting the user for a <text:change text:change-id="ct58787600"/><text:change-start text:change-id="ct58435808"/>U<text:change-end text:change-id="ct58435808"/>nique <text:change text:change-id="ct58436000"/><text:change-start text:change-id="ct58573008"/>I<text:change-end text:change-id="ct58573008"/>dentifier assigned by one of the other mechanisms.<text:change-start text:change-id="ct57203056"/></text:p>
      <text:h text:style-name="P2" text:outline-level="3">Specifically Assigned by Request</text:h>
      <text:p text:style-name="Standard">Users can request blocks of Unique Identifiers of various sizes. <text:s/>The small (256) and medium (65536) blocks are not scarce resources. Requests for these blocks should be routinely granted once <text:span text:style-name="T1">the</text:span> requester has been identified. The 24-bit blocks are slightly scarcer, but there are still almost 2<text:span text:style-name="T2">16</text:span> of them available by using additional values for byte 2. <text:s/></text:p>
      <text:p text:style-name="Standard">An initial automated system for requesting and obtaining unique ID ranges is available at <text:a xlink:type="simple" xlink:href="http://openlcb.org/trunk/web/requestuidrange.php" text:style-name="Internet_20_link" text:visited-style-name="Visited_20_Internet_20_Link">http://openlcb.</text:a><text:a xlink:type="simple" xlink:href="http://openlcb.org/trunk/web/requestuidrange.php" text:style-name="Internet_20_link" text:visited-style-name="Visited_20_Internet_20_Link">org</text:a><text:a xlink:type="simple" xlink:href="http://openlcb.org/trunk/web/requestuidrange.php" text:style-name="Internet_20_link" text:visited-style-name="Visited_20_Internet_20_Link">/trunk/web/requestuidrange.php</text:a> and subsequent pages. <text:s/><text:change-end text:change-id="ct57203056"/></text:p>
      <text:h text:style-name="Heading_20_3" text:outline-level="3"><text:change text:change-id="ct58789792"/><text:change text:change-id="ct58789600"/><text:change text:change-id="ct57203952"/><text:change text:change-id="ct57203760"/><text:change text:change-id="ct58804448"/><text:change text:change-id="ct58044096"/><text:change text:change-id="ct58572336"/><text:change-start text:change-id="ct58805456"/>Locomotive Control Systems<text:change-end text:change-id="ct58805456"/></text:h>
      <text:p text:style-name="Standard">Locomotive control was initially beyond the scope of OpenLCB development, but later work started to define OpenLCB methods for working with existing locomotive control systems. <text:s/>This section specifies ranges of <text:change text:change-id="ct58806480"/><text:change-start text:change-id="ct58531104"/>U<text:change-end text:change-id="ct58531104"/>nique <text:change text:change-id="ct57202624"/><text:change-start text:change-id="ct58805648"/>I<text:change-end text:change-id="ct58805648"/>dentifiers that are reserved for the purpose of interfacing with locomotive control. <text:s/>The details of how there are to be used are specified elsewhere, but sufficient range has been reserved to allow providing decoders with OpenLCB unique identifiers, etc.<text:change-start text:change-id="ct58861264"/> <text:s/>It is important to note that at the time of this document's publication, locomotive co<text:change-end text:change-id="ct58861264"/><text:change-start text:change-id="ct58596800"/>ntrol does not require any of these Unique <text:soft-page-break/>Identifiers. <text:s/>For this reason, <text:change-end text:change-id="ct58596800"/><text:change-start text:change-id="ct59069376"/>this Unique Identifier range is considered <text:span text:style-name="T10">deprecated</text:span>. <text:s/><text:span text:style-name="T10">Do not use</text:span> these Unique Identifiers for any reason, they are <text:span text:style-name="T10">no longer valid</text:span>.<text:change-end text:change-id="ct59069376"/><text:change-start text:change-id="ct58805840"/></text:p>
      <text:h text:style-name="P2" text:outline-level="3">RFID and NFC</text:h>
      <text:p text:style-name="Standard">The RFID and NFC Unique Identifiers space is<text:change-end text:change-id="ct58805840"/><text:change-start text:change-id="ct59070672"/> reserved to be used in future standards to <text:change-end text:change-id="ct59070672"/><text:change-start text:change-id="ct58861456"/>be defined elsewhere.<text:change-end text:change-id="ct58861456"/></text:p>
      <text:h text:style-name="Heading_20_3" text:outline-level="3"><text:change text:change-id="ct58860864"/>Reserved <text:change text:change-id="ct58727632"/><text:change-start text:change-id="ct58727824"/>U<text:change-end text:change-id="ct58727824"/>nique <text:change text:change-id="ct58728064"/><text:change-start text:change-id="ct58728256"/>I<text:change-end text:change-id="ct58728256"/>dentifiers</text:h>
      <text:p text:style-name="Standard">For error detection, we permanently reserve all identifiers that start with either a 0x00 or 0xFF value. OpenLCB implementations should, but are not required to, treat it as an error when any of those are encountered.<text:change-start text:change-id="ct58731584"/></text:p>
      <text:h text:style-name="Heading_20_3" text:outline-level="3">Temporary Assigned by Software at Runtime</text:h>
      <text:p text:style-name="Standard">As described in the section <text:change-end text:change-id="ct58731584"/><text:change-start text:change-id="ct58829888"/><text:bookmark-ref text:reference-format="chapter" text:ref-name="__RefHeading__15522_1506266223">2.5.4</text:bookmark-ref> <text:bookmark-ref text:reference-format="text" text:ref-name="__RefHeading__15522_1506266223">Assigned by Software at Runtime</text:bookmark-ref> <text:bookmark-ref text:reference-format="direction" text:ref-name="__RefHeading__15522_1506266223">above</text:bookmark-ref>, there are many reasons for w<text:change-end text:change-id="ct58829888"/><text:change-start text:change-id="ct58828992"/>hich a node may want to be assigned a Unique Identifier at runtim<text:change-end text:change-id="ct58828992"/><text:change-start text:change-id="ct58862432"/>e. <text:s/>This Unique Identifier space is <text:change-end text:change-id="ct58862432"/><text:change-start text:change-id="ct58828624"/>specifically designated for temporary (leased) assignment of these Unique Identifiers. <text:s/>There is a contract implied with <text:change-end text:change-id="ct58828624"/><text:change-start text:change-id="ct58862128"/>the assignment between the server and client that is valid for a time period defined by the server. <text:s/>Once the prescribed time period expires, the client node must <text:change-end text:change-id="ct58862128"/><text:change-start text:change-id="ct58810176"/>cease usage of the previously assigned Unique Identifier.</text:p>
      <text:p text:style-name="Standard">The implementation of the client server protocol is not explicitly defined, and may use non-OpenLCB <text:change-end text:change-id="ct58810176"/><text:change-start text:change-id="ct58837392"/>mechanisms, such as a TCP connection over the Internet. <text:s/>The following list suggests implementation details that are not required, but might be considered when designing such a client server pair:</text:p>
      <text:list xml:id="list9025148192147344408" text:style-name="L6">
        <text:list-item>
          <text:p text:style-name="P20">Lease time can be extended through <text:change-end text:change-id="ct58837392"/><text:change-start text:change-id="ct58837584"/>a renewal process.</text:p>
        </text:list-item>
        <text:list-item>
          <text:p text:style-name="P20">The server does not reassign a <text:change-end text:change-id="ct58837584"/><text:change-start text:change-id="ct58836512"/>previously assigned Unique Identifier until it has run through the entire pool allocated to it.</text:p>
        </text:list-item>
        <text:list-item>
          <text:p text:style-name="P20">The server allows the client to suggest a Unique Identi<text:change-end text:change-id="ct58836512"/><text:change-start text:change-id="ct58837008"/>fier that it would like form the server's pool.</text:p>
        </text:list-item>
        <text:list-item>
          <text:p text:style-name="P20">The client remembers its last Unique Identifier assignment and suggests <text:change-end text:change-id="ct58837008"/><text:change-start text:change-id="ct58843664"/>to the server to be re-assigned this Unique Identifier <text:change-end text:change-id="ct58843664"/><text:change-start text:change-id="ct58843856"/>upon reset, power failure, or disconnection from the server<text:change-end text:change-id="ct58843856"/><text:change-start text:change-id="ct42160944"/>.<text:change-end text:change-id="ct42160944"/></text:p>
        </text:list-item>
      </text:list>
      <text:h text:style-name="Heading_20_1" text:outline-level="1">Implementation Information</text:h>
      <text:p text:style-name="Standard">Specific <text:change text:change-id="ct58811328"/><text:change-start text:change-id="ct58843216"/>U<text:change-end text:change-id="ct58843216"/>nique I<text:change text:change-id="ct58809568"/><text:change-start text:change-id="ct58791792"/>dentifier<text:change-end text:change-id="ct58791792"/> assignments are stored in a MySQL database on the <text:a xlink:type="simple" xlink:href="http://openlcb.org/" text:style-name="Internet_20_link" text:visited-style-name="Visited_20_Internet_20_Link">http</text:a><text:a xlink:type="simple" xlink:href="http://openlcb.org/" text:style-name="Internet_20_link" text:visited-style-name="Visited_20_Internet_20_Link">://openlcb.org</text:a> website. The full list of assignments, include overall ranges from the specification and ranges assigned for specific purposes and users, can be found on the <text:a xlink:type="simple" xlink:href="http://www.openlcb.org/trunk/web/viewuid.php" text:style-name="Internet_20_link" text:visited-style-name="Visited_20_Internet_20_Link">http://www.openlcb.org/trunk/web/viewuid.php</text:a> dynamic page.</text:p>
      <text:p text:style-name="Standard">Automated allocation systems can be abused, and we don't want to give away large chunks of address space to automated <text:change text:change-id="ct58820192"/><text:change-start text:change-id="ct58820480"/>requesters.<text:change-end text:change-id="ct58820480"/> <text:s/>All available <text:span text:style-name="T1">information about requests is logged. Users are asked for their name and contact information at the time of the request, which is also logged. <text:s/>Depending on our experience with requests, we may have to add an email challenge-response or other mechanism to ensure only valid requests get allocations.</text:span></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tandard<text:tab/>1</text:p>
          <text:p text:style-name="P14"><text:s/>2.1 Introduction<text:tab/>1</text:p>
          <text:p text:style-name="P14"><text:s/>2.2 Intended Use<text:tab/>1</text:p>
          <text:p text:style-name="P14"><text:s/>2.3 References and Context<text:tab/>1</text:p>
          <text:p text:style-name="P14"><text:s/>2.4 Content and Format<text:tab/>1</text:p>
          <text:p text:style-name="P14"><text:s/>2.5 Allocation<text:tab/>2</text:p>
          <text:p text:style-name="P16"><text:s/>2.5.1 Globally defined Unique Identifiers<text:tab/>2</text:p>
          <text:p text:style-name="P16"><text:s/>2.5.2 Well-Known Global Identifiers<text:tab/>2</text:p>
          <text:p text:style-name="P16"><text:s/>2.5.3 Self-Assigning Groups<text:tab/>1</text:p>
          <text:p text:style-name="P16"><text:s/>2.5.4 Assigned by Software at Run-Time<text:tab/>1</text:p>
          <text:p text:style-name="P16"><text:s/>2.5.5 Specifically Assigned by Request<text:tab/>2</text:p>
          <text:p text:style-name="P16"><text:s/>2.5.6 Locomotive Control Systems<text:tab/>2</text:p>
          <text:p text:style-name="P16"><text:s/>2.5.7 RFID and NFC<text:tab/>2</text:p>
          <text:p text:style-name="P16"><text:s/>2.5.8 Reserved Unique Identifiers<text:tab/>3</text:p>
          <text:p text:style-name="P15"><text:s/>3 Implementation Information<text:tab/>3</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Ubuntu" svg:font-family="Ubuntu" style:font-family-generic="swiss"/>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58in" fo:margin-left="0.1833in" fo:margin-right="-0.0792in" table:align="margins" style:writing-mode="lr-tb"/>
    </style:style>
    <style:style style:name="Table1.A" style:family="table-column">
      <style:table-column-properties style:column-width="3.3111in" style:rel-column-width="33927*"/>
    </style:style>
    <style:style style:name="Table1.B" style:family="table-column">
      <style:table-column-properties style:column-width="0.2479in" style:rel-column-width="2540*"/>
    </style:style>
    <style:style style:name="Table1.C" style:family="table-column">
      <style:table-column-properties style:column-width="1.566in" style:rel-column-width="16045*"/>
    </style:style>
    <style:style style:name="Table1.D" style:family="table-column">
      <style:table-column-properties style:column-width="1.2708in" style:rel-column-width="1302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Technical Note</text:p>
      </style:header>
      <style:footer>
        <text:tracked-changes>
          <text:changed-region xml:id="ct59222368" text:id="ct59222368">
            <text:insertion>
              <office:change-info>
                <dc:creator>Bob Jacobsen</dc:creator>
                <dc:date>2013-02-06T22:32:00</dc:date>
              </office:change-info>
            </text:insertion>
          </text:changed-region>
          <text:changed-region xml:id="ct59222560" text:id="ct59222560">
            <text:deletion>
              <office:change-info>
                <dc:creator>Bob Jacobsen</dc:creator>
                <dc:date>2013-02-06T22:32:00</dc:date>
              </office:change-info>
              <text:p text:style-name="MP4"><text:span text:style-name="Page_20_Number"><text:span text:style-name="MT2"><text:date style:data-style-name="N120" text:date-value="2015-02-08T13:05:58.058249903">2-8-2015</text:date></text:span></text:span></text:p>
            </text:deletion>
          </text:changed-region>
        </text:tracked-changes>
        <text:p text:style-name="MP4"><text:span text:style-name="Page_20_Number"><text:span text:style-name="MT2">Copyright 2011,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change-start text:change-id="ct59222368"/><text:span text:style-name="Page_20_Number"><text:span text:style-name="MT2"><text:date style:data-style-name="N75" text:date-value="2015-02-08T13:05:58.059306652">Feb 8, 2015</text:date></text:span></text:span><text:change-end text:change-id="ct59222368"/><text:change text:change-id="ct59222560"/></text:p>
      </style:footer>
    </style:master-page>
    <style:master-page style:name="First_20_Page" style:display-name="First Page" style:page-layout-name="Mpm2" style:next-style-name="Standard">
      <style:header>
        <text:tracked-changes>
          <text:changed-region xml:id="ct58021296" text:id="ct58021296">
            <text:deletion>
              <office:change-info>
                <dc:creator>Stuart Baker</dc:creator>
                <dc:date>2015-02-07T16:32:00</dc:date>
              </office:change-info>
              <text:p text:style-name="MP7">OpenLCB </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1819389763779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58021296"/>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8T13:05:58.066322933">Feb 8, 2015</text:date></text:p>
            </table:table-cell>
            <table:table-cell table:style-name="Table1.C1" office:value-type="string">
              <text:p text:style-name="MP7">Preliminary</text:p>
            </table:table-cell>
          </table:table-row>
        </table:table>
        <text:p text:style-name="Header"/>
      </style:header>
      <style:footer>
        <text:tracked-changes>
          <text:changed-region xml:id="ct59259024" text:id="ct59259024">
            <text:insertion>
              <office:change-info>
                <dc:creator>Bob Jacobsen</dc:creator>
                <dc:date>2013-02-06T22:32:00</dc:date>
              </office:change-info>
            </text:insertion>
          </text:changed-region>
          <text:changed-region xml:id="ct59254384" text:id="ct59254384">
            <text:deletion>
              <office:change-info>
                <dc:creator>Bob Jacobsen</dc:creator>
                <dc:date>2013-02-06T22:32:00</dc:date>
              </office:change-info>
              <text:p text:style-name="MP8"><text:span text:style-name="Page_20_Number"><text:span text:style-name="MT2"><text:date style:data-style-name="N120" text:date-value="2015-02-08T13:05:58.067732979">2-8-2015</text:date></text:span></text:span></text:p>
            </text:deletion>
          </text:changed-region>
        </text:tracked-changes>
        <text:p text:style-name="MP8"><text:span text:style-name="Page_20_Number"><text:span text:style-name="MT2">Copyright 2011,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change-start text:change-id="ct59259024"/><text:span text:style-name="Page_20_Number"><text:span text:style-name="MT2"><text:date style:data-style-name="N75" text:date-value="2015-02-08T13:05:58.069246122">Feb 8, 2015</text:date></text:span></text:span><text:change-end text:change-id="ct59259024"/><text:change text:change-id="ct59254384"/></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Node Identifiers Technical Note</dc:title>
    <meta:initial-creator>Alex Shepherd</meta:initial-creator>
    <meta:creation-date>2009-01-22T07:11:27</meta:creation-date>
    <meta:editing-cycles>163</meta:editing-cycles>
    <meta:editing-duration>P1DT3H19M15S</meta:editing-duration>
    <meta:generator>LibreOffice/4.2.7.2$Linux_X86_64 LibreOffice_project/420m0$Build-2</meta:generator>
    <dc:date>2015-02-08T13:05:57.956872922</dc:date>
    <dc:creator>Stuart Baker</dc:creator>
    <dc:subject> </dc:subject>
    <meta:document-statistic meta:table-count="1" meta:image-count="1" meta:object-count="0" meta:page-count="6" meta:paragraph-count="88" meta:word-count="2399" meta:character-count="15265" meta:non-whitespace-character-count="12883"/>
    <meta:user-defined meta:name="Info 1"/>
    <meta:user-defined meta:name="Info 2"/>
    <meta:user-defined meta:name="Info 3"/>
    <meta:user-defined meta:name="Info 4"/>
  </office:meta>
</office:document-meta>
</file>